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47cm" fo:min-width="0.129cm"/>
    </style:style>
    <style:style style:name="gr2" style:family="graphic" style:parent-style-name="standard">
      <style:graphic-properties draw:fill-color="#ff3333" draw:textarea-horizontal-align="justify" draw:textarea-vertical-align="middle" draw:auto-grow-height="false" fo:min-height="0.47cm" fo:min-width="0.129cm"/>
    </style:style>
    <style:style style:name="gr3" style:family="graphic" style:parent-style-name="standard">
      <style:graphic-properties draw:textarea-horizontal-align="justify" draw:textarea-vertical-align="middle" draw:auto-grow-height="false" fo:min-height="0.47cm" fo:min-width="0.129cm"/>
    </style:style>
    <style:style style:name="gr4" style:family="graphic" style:parent-style-name="standard">
      <style:graphic-properties draw:fill-color="#00ff66" draw:textarea-horizontal-align="justify" draw:textarea-vertical-align="middle" draw:auto-grow-height="false" fo:min-height="0.47cm" fo:min-width="0.129cm"/>
    </style:style>
    <style:style style:name="gr5" style:family="graphic" style:parent-style-name="standard">
      <style:graphic-properties draw:fill-color="#729fcf" draw:textarea-horizontal-align="justify" draw:textarea-vertical-align="middle" draw:auto-grow-height="false" fo:min-height="0.47cm" fo:min-width="0.129cm"/>
    </style:style>
    <style:style style:name="gr6" style:family="graphic" style:parent-style-name="standard">
      <style:graphic-properties draw:fill-color="#ff66ff" draw:textarea-horizontal-align="justify" draw:textarea-vertical-align="middle" draw:auto-grow-height="false" fo:min-height="0.47cm" fo:min-width="0.129cm"/>
    </style:style>
    <style:style style:name="gr7" style:family="graphic" style:parent-style-name="standard">
      <style:graphic-properties draw:fill-color="#9999cc" draw:textarea-horizontal-align="justify" draw:textarea-vertical-align="middle" draw:auto-grow-height="false" fo:min-height="0.639cm" fo:min-width="0.389cm"/>
    </style:style>
    <style:style style:name="gr8" style:family="graphic" style:parent-style-name="standard">
      <style:graphic-properties draw:fill-color="#ff3333" draw:textarea-horizontal-align="justify" draw:textarea-vertical-align="middle" draw:auto-grow-height="false" fo:min-height="0.639cm" fo:min-width="0.389cm"/>
    </style:style>
    <style:style style:name="gr9" style:family="graphic" style:parent-style-name="standard">
      <style:graphic-properties draw:textarea-horizontal-align="justify" draw:textarea-vertical-align="middle" draw:auto-grow-height="false" fo:min-height="1.147cm" fo:min-width="1.151cm"/>
    </style:style>
    <style:style style:name="gr10" style:family="graphic" style:parent-style-name="standard">
      <style:graphic-properties draw:fill-color="#ccffff" draw:textarea-horizontal-align="justify" draw:textarea-vertical-align="middle" draw:auto-grow-height="false" fo:min-height="7.37cm" fo:min-width="8.898cm"/>
    </style:style>
    <style:style style:name="gr11" style:family="graphic" style:parent-style-name="objectwithoutfill">
      <style:graphic-properties draw:stroke="dash" draw:stroke-dash="Fine_20_Dashed" draw:fill="none" draw:textarea-vertical-align="middle"/>
    </style:style>
    <style:style style:name="gr12" style:family="graphic" style:parent-style-name="objectwithoutfill">
      <style:graphic-properties draw:fill="none" draw:textarea-vertical-align="middle"/>
    </style:style>
    <style:style style:name="gr13" style:family="graphic" style:parent-style-name="standard">
      <style:graphic-properties draw:fill-color="#cccccc" draw:textarea-horizontal-align="justify" draw:textarea-vertical-align="middle" draw:auto-grow-height="false" fo:min-height="0.47cm" fo:min-width="0.22cm"/>
    </style:style>
    <style:style style:name="gr14" style:family="graphic" style:parent-style-name="objectwithoutfill">
      <style:graphic-properties draw:fill="none" draw:fill-color="#eeeeee" draw:textarea-vertical-align="middle"/>
    </style:style>
    <style:style style:name="gr15" style:family="graphic" style:parent-style-name="objectwithoutfill">
      <style:graphic-properties svg:stroke-width="0.106cm" svg:stroke-color="#00cc00" draw:marker-start-width="0.359cm" draw:marker-end-width="0.359cm" draw:fill="none" draw:fill-color="#00ff66" draw:textarea-vertical-align="middle" fo:padding-top="0.178cm" fo:padding-bottom="0.178cm" fo:padding-left="0.303cm" fo:padding-right="0.303cm"/>
    </style:style>
    <style:style style:name="gr16" style:family="graphic" style:parent-style-name="objectwithoutfill">
      <style:graphic-properties svg:stroke-width="0.106cm" svg:stroke-color="#00cc33" draw:marker-start-width="0.358cm" draw:marker-end-width="0.358cm" draw:fill="none" draw:fill-color="#eeeeee" draw:textarea-vertical-align="middle" fo:padding-top="0.177cm" fo:padding-bottom="0.177cm" fo:padding-left="0.302cm" fo:padding-right="0.302cm"/>
    </style:style>
    <style:style style:name="gr17" style:family="graphic" style:parent-style-name="objectwithoutfill">
      <style:graphic-properties svg:stroke-width="0.212cm" svg:stroke-color="#ff00ff" draw:marker-start-width="0.518cm" draw:marker-end-width="0.518cm" draw:fill="none" draw:fill-color="#eeeeee" draw:textarea-vertical-align="middle" fo:padding-top="0.231cm" fo:padding-bottom="0.231cm" fo:padding-left="0.356cm" fo:padding-right="0.356cm"/>
    </style:style>
    <style:style style:name="gr18" style:family="graphic" style:parent-style-name="objectwithoutfill">
      <style:graphic-properties svg:stroke-width="0.212cm" svg:stroke-color="#3333ff" draw:marker-start-width="0.518cm" draw:marker-end-width="0.518cm" draw:fill="none" draw:fill-color="#eeeeee" draw:textarea-vertical-align="middle" fo:padding-top="0.231cm" fo:padding-bottom="0.231cm" fo:padding-left="0.356cm" fo:padding-right="0.356cm"/>
    </style:style>
    <style:style style:name="gr19" style:family="graphic" style:parent-style-name="objectwithoutfill">
      <style:graphic-properties svg:stroke-width="0.212cm" svg:stroke-color="#6666ff" draw:marker-start-width="0.518cm" draw:marker-end-width="0.518cm" draw:fill="none" draw:fill-color="#eeeeee" draw:textarea-vertical-align="middle" fo:padding-top="0.231cm" fo:padding-bottom="0.231cm" fo:padding-left="0.356cm" fo:padding-right="0.356cm"/>
    </style:style>
    <style:style style:name="gr20" style:family="graphic" style:parent-style-name="objectwithoutfill">
      <style:graphic-properties svg:stroke-width="0.212cm" svg:stroke-color="#0000ff" draw:marker-start-width="0.518cm" draw:marker-end-width="0.518cm" draw:fill="none" draw:fill-color="#eeeeee" draw:textarea-vertical-align="middle" fo:padding-top="0.231cm" fo:padding-bottom="0.231cm" fo:padding-left="0.356cm" fo:padding-right="0.356cm"/>
    </style:style>
    <style:style style:name="gr21" style:family="graphic" style:parent-style-name="standard">
      <style:graphic-properties draw:fill-color="#00ff66" draw:textarea-horizontal-align="justify" draw:textarea-vertical-align="middle" draw:auto-grow-height="false" fo:min-height="0.766cm" fo:min-width="0.389cm"/>
    </style:style>
    <style:style style:name="gr22" style:family="graphic" style:parent-style-name="standard">
      <style:graphic-properties draw:textarea-horizontal-align="justify" draw:textarea-vertical-align="middle" draw:auto-grow-height="false" fo:min-height="0.766cm" fo:min-width="0.389cm"/>
    </style:style>
    <style:style style:name="gr23" style:family="graphic" style:parent-style-name="standard">
      <style:graphic-properties draw:textarea-horizontal-align="justify" draw:textarea-vertical-align="middle" draw:auto-grow-height="false" fo:min-height="0.512cm" fo:min-width="1.151cm"/>
    </style:style>
    <style:style style:name="gr24" style:family="graphic" style:parent-style-name="standard">
      <style:graphic-properties draw:fill-color="#ff3333" draw:textarea-horizontal-align="justify" draw:textarea-vertical-align="middle" draw:auto-grow-height="false" fo:min-height="0.766cm" fo:min-width="0.389cm"/>
    </style:style>
    <style:style style:name="gr25" style:family="graphic" style:parent-style-name="standard">
      <style:graphic-properties draw:fill-color="#ff99ff" draw:textarea-horizontal-align="justify" draw:textarea-vertical-align="middle" draw:auto-grow-height="false" fo:min-height="0.766cm" fo:min-width="0.389cm"/>
    </style:style>
    <style:style style:name="gr26" style:family="graphic" style:parent-style-name="standard">
      <style:graphic-properties draw:textarea-horizontal-align="justify" draw:textarea-vertical-align="middle" draw:auto-grow-height="false" fo:min-height="1.02cm" fo:min-width="5.215cm"/>
    </style:style>
    <style:style style:name="gr27" style:family="graphic" style:parent-style-name="standard">
      <style:graphic-properties draw:fill-color="#66ff99" draw:textarea-horizontal-align="justify" draw:textarea-vertical-align="middle" draw:auto-grow-height="false" fo:min-height="0.766cm" fo:min-width="0.389cm"/>
    </style:style>
    <style:style style:name="gr28" style:family="graphic" style:parent-style-name="standard">
      <style:graphic-properties draw:fill="gradient" draw:fill-color="#00ccff" draw:fill-gradient-name="Gradient_20_2" draw:textarea-horizontal-align="justify" draw:textarea-vertical-align="middle" draw:auto-grow-height="false" fo:min-height="0.766cm" fo:min-width="0.389cm"/>
    </style:style>
    <style:style style:name="gr29" style:family="graphic" style:parent-style-name="standard">
      <style:graphic-properties draw:fill="gradient" draw:fill-color="#00ccff" draw:fill-gradient-name="Gradient_20_3" draw:textarea-horizontal-align="justify" draw:textarea-vertical-align="middle" draw:auto-grow-height="false" fo:min-height="0.766cm" fo:min-width="0.389cm"/>
    </style:style>
    <style:style style:name="gr30" style:family="graphic" style:parent-style-name="standard">
      <style:graphic-properties draw:fill="gradient" draw:fill-color="#00ccff" draw:fill-gradient-name="Gradient_20_4" draw:textarea-horizontal-align="justify" draw:textarea-vertical-align="middle" draw:auto-grow-height="false" fo:min-height="0.766cm" fo:min-width="0.389cm"/>
    </style:style>
    <style:style style:name="gr31" style:family="graphic" style:parent-style-name="standard">
      <style:graphic-properties draw:fill="gradient" draw:fill-color="#00ccff" draw:fill-gradient-name="Gradient_20_5" draw:textarea-horizontal-align="justify" draw:textarea-vertical-align="middle" draw:auto-grow-height="false" fo:min-height="0.766cm" fo:min-width="0.389cm"/>
    </style:style>
    <style:style style:name="gr32" style:family="graphic" style:parent-style-name="standard">
      <style:graphic-properties draw:fill="gradient" draw:fill-color="#00ccff" draw:fill-gradient-name="Gradient_20_6" draw:textarea-horizontal-align="justify" draw:textarea-vertical-align="middle" draw:auto-grow-height="false" fo:min-height="0.766cm" fo:min-width="0.389cm"/>
    </style:style>
    <style:style style:name="gr33" style:family="graphic" style:parent-style-name="standard">
      <style:graphic-properties draw:fill="gradient" draw:fill-color="#00ccff" draw:fill-gradient-name="Gradient_20_7" draw:textarea-horizontal-align="justify" draw:textarea-vertical-align="middle" draw:auto-grow-height="false" fo:min-height="0.766cm" fo:min-width="0.389cm"/>
    </style:style>
    <style:style style:name="gr34" style:family="graphic" style:parent-style-name="standard">
      <style:graphic-properties draw:fill="gradient" draw:fill-color="#00ccff" draw:fill-gradient-name="Gradient_20_8" draw:textarea-horizontal-align="justify" draw:textarea-vertical-align="middle" draw:auto-grow-height="false" fo:min-height="0.766cm" fo:min-width="0.389cm"/>
    </style:style>
    <style:style style:name="gr35" style:family="graphic" style:parent-style-name="standard">
      <style:graphic-properties draw:fill="gradient" draw:fill-color="#00ccff" draw:fill-gradient-name="Gradient_20_9" draw:textarea-horizontal-align="justify" draw:textarea-vertical-align="middle" draw:auto-grow-height="false" fo:min-height="0.766cm" fo:min-width="0.389cm"/>
    </style:style>
    <style:style style:name="gr36" style:family="graphic" style:parent-style-name="standard">
      <style:graphic-properties draw:fill="gradient" draw:fill-color="#00ccff" draw:fill-gradient-name="Gradient_20_10" draw:textarea-horizontal-align="justify" draw:textarea-vertical-align="middle" draw:auto-grow-height="false" fo:min-height="0.766cm" fo:min-width="0.389cm"/>
    </style:style>
    <style:style style:name="gr37" style:family="graphic" style:parent-style-name="standard">
      <style:graphic-properties draw:fill="gradient" draw:fill-color="#00ccff" draw:fill-gradient-name="Gradient_20_11" draw:textarea-horizontal-align="justify" draw:textarea-vertical-align="middle" draw:auto-grow-height="false" fo:min-height="0.766cm" fo:min-width="0.389cm"/>
    </style:style>
    <style:style style:name="gr38" style:family="graphic" style:parent-style-name="standard">
      <style:graphic-properties draw:fill="gradient" draw:fill-color="#00ccff" draw:fill-gradient-name="Gradient_20_12" draw:textarea-horizontal-align="justify" draw:textarea-vertical-align="middle" draw:auto-grow-height="false" fo:min-height="0.766cm" fo:min-width="0.389cm"/>
    </style:style>
    <style:style style:name="gr39" style:family="graphic" style:parent-style-name="standard">
      <style:graphic-properties draw:fill="gradient" draw:fill-color="#00ccff" draw:fill-gradient-name="Gradient_20_13" draw:textarea-horizontal-align="justify" draw:textarea-vertical-align="middle" draw:auto-grow-height="false" fo:min-height="0.766cm" fo:min-width="0.389cm"/>
    </style:style>
    <style:style style:name="gr40" style:family="graphic" style:parent-style-name="standard">
      <style:graphic-properties draw:fill="gradient" draw:fill-color="#00ccff" draw:fill-gradient-name="Gradient_20_14" draw:textarea-horizontal-align="justify" draw:textarea-vertical-align="middle" draw:auto-grow-height="false" fo:min-height="0.766cm" fo:min-width="0.389cm"/>
    </style:style>
    <style:style style:name="gr41" style:family="graphic" style:parent-style-name="standard">
      <style:graphic-properties draw:fill="gradient" draw:fill-color="#00ccff" draw:fill-gradient-name="Gradient_20_15" draw:textarea-horizontal-align="justify" draw:textarea-vertical-align="middle" draw:auto-grow-height="false" fo:min-height="0.766cm" fo:min-width="0.389cm"/>
    </style:style>
    <style:style style:name="gr42" style:family="graphic" style:parent-style-name="standard">
      <style:graphic-properties draw:fill="gradient" draw:fill-color="#00ccff" draw:fill-gradient-name="Gradient_20_16" draw:textarea-horizontal-align="justify" draw:textarea-vertical-align="middle" draw:auto-grow-height="false" fo:min-height="0.766cm" fo:min-width="0.389cm"/>
    </style:style>
    <style:style style:name="gr43" style:family="graphic" style:parent-style-name="standard">
      <style:graphic-properties draw:fill-color="#66ccff" draw:textarea-horizontal-align="justify" draw:textarea-vertical-align="middle" draw:auto-grow-height="false" fo:min-height="0.512cm" fo:min-width="1.151cm"/>
    </style:style>
    <style:style style:name="gr44" style:family="graphic" style:parent-style-name="standard">
      <style:graphic-properties draw:fill="gradient" draw:fill-color="#00ccff" draw:fill-gradient-name="Gradient_20_17" draw:textarea-horizontal-align="justify" draw:textarea-vertical-align="middle" draw:auto-grow-height="false" fo:min-height="0.766cm" fo:min-width="0.389cm"/>
    </style:style>
    <style:style style:name="gr45" style:family="graphic" style:parent-style-name="standard">
      <style:graphic-properties draw:fill="gradient" draw:fill-color="#00ccff" draw:fill-gradient-name="Gradient_20_18" draw:textarea-horizontal-align="justify" draw:textarea-vertical-align="middle" draw:auto-grow-height="false" fo:min-height="0.766cm" fo:min-width="0.389cm"/>
    </style:style>
    <style:style style:name="gr46" style:family="graphic" style:parent-style-name="standard">
      <style:graphic-properties draw:fill="gradient" draw:fill-color="#00ccff" draw:fill-gradient-name="Gradient_20_19" draw:textarea-horizontal-align="justify" draw:textarea-vertical-align="middle" draw:auto-grow-height="false" fo:min-height="0.766cm" fo:min-width="0.389cm"/>
    </style:style>
    <style:style style:name="gr47" style:family="graphic" style:parent-style-name="standard">
      <style:graphic-properties draw:fill="gradient" draw:fill-color="#00ccff" draw:fill-gradient-name="Gradient_20_20" draw:textarea-horizontal-align="justify" draw:textarea-vertical-align="middle" draw:auto-grow-height="false" fo:min-height="0.766cm" fo:min-width="0.389cm"/>
    </style:style>
    <style:style style:name="gr48" style:family="graphic" style:parent-style-name="standard">
      <style:graphic-properties draw:fill="gradient" draw:fill-color="#00ccff" draw:fill-gradient-name="Gradient_20_21" draw:textarea-horizontal-align="justify" draw:textarea-vertical-align="middle" draw:auto-grow-height="false" fo:min-height="0.766cm" fo:min-width="0.389cm"/>
    </style:style>
    <style:style style:name="gr49" style:family="graphic" style:parent-style-name="standard">
      <style:graphic-properties draw:fill="gradient" draw:fill-color="#00ccff" draw:fill-gradient-name="Gradient_20_22" draw:textarea-horizontal-align="justify" draw:textarea-vertical-align="middle" draw:auto-grow-height="false" fo:min-height="0.766cm" fo:min-width="0.389cm"/>
    </style:style>
    <style:style style:name="gr50" style:family="graphic" style:parent-style-name="standard">
      <style:graphic-properties draw:fill="gradient" draw:fill-color="#00ccff" draw:fill-gradient-name="Gradient_20_23" draw:textarea-horizontal-align="justify" draw:textarea-vertical-align="middle" draw:auto-grow-height="false" fo:min-height="0.766cm" fo:min-width="0.389cm"/>
    </style:style>
    <style:style style:name="gr51" style:family="graphic" style:parent-style-name="standard">
      <style:graphic-properties draw:fill="gradient" draw:fill-color="#00ccff" draw:fill-gradient-name="Gradient_20_24" draw:textarea-horizontal-align="justify" draw:textarea-vertical-align="middle" draw:auto-grow-height="false" fo:min-height="0.766cm" fo:min-width="0.389cm"/>
    </style:style>
    <style:style style:name="gr52" style:family="graphic" style:parent-style-name="standard">
      <style:graphic-properties draw:fill="gradient" draw:fill-color="#00ccff" draw:fill-gradient-name="Gradient_20_25" draw:textarea-horizontal-align="justify" draw:textarea-vertical-align="middle" draw:auto-grow-height="false" fo:min-height="0.766cm" fo:min-width="0.389cm"/>
    </style:style>
    <style:style style:name="gr53" style:family="graphic" style:parent-style-name="standard">
      <style:graphic-properties draw:fill="gradient" draw:fill-color="#00ccff" draw:fill-gradient-name="Gradient_20_26" draw:textarea-horizontal-align="justify" draw:textarea-vertical-align="middle" draw:auto-grow-height="false" fo:min-height="0.766cm" fo:min-width="0.389cm"/>
    </style:style>
    <style:style style:name="gr54" style:family="graphic" style:parent-style-name="standard">
      <style:graphic-properties draw:fill="gradient" draw:fill-color="#00ccff" draw:fill-gradient-name="Gradient_20_27" draw:textarea-horizontal-align="justify" draw:textarea-vertical-align="middle" draw:auto-grow-height="false" fo:min-height="0.766cm" fo:min-width="0.389cm"/>
    </style:style>
    <style:style style:name="gr55" style:family="graphic" style:parent-style-name="standard">
      <style:graphic-properties draw:fill="gradient" draw:fill-color="#00ccff" draw:fill-gradient-name="Gradient_20_28" draw:textarea-horizontal-align="justify" draw:textarea-vertical-align="middle" draw:auto-grow-height="false" fo:min-height="0.766cm" fo:min-width="0.389cm"/>
    </style:style>
    <style:style style:name="gr56" style:family="graphic" style:parent-style-name="standard">
      <style:graphic-properties draw:fill="gradient" draw:fill-color="#00ccff" draw:fill-gradient-name="Gradient_20_29" draw:textarea-horizontal-align="justify" draw:textarea-vertical-align="middle" draw:auto-grow-height="false" fo:min-height="0.766cm" fo:min-width="0.389cm"/>
    </style:style>
    <style:style style:name="gr57" style:family="graphic" style:parent-style-name="standard">
      <style:graphic-properties draw:fill="gradient" draw:fill-color="#00ccff" draw:fill-gradient-name="Gradient_20_30" draw:textarea-horizontal-align="justify" draw:textarea-vertical-align="middle" draw:auto-grow-height="false" fo:min-height="0.766cm" fo:min-width="0.389cm"/>
    </style:style>
    <style:style style:name="gr58" style:family="graphic" style:parent-style-name="standard">
      <style:graphic-properties draw:fill="gradient" draw:fill-color="#00ccff" draw:fill-gradient-name="Gradient_20_31" draw:textarea-horizontal-align="justify" draw:textarea-vertical-align="middle" draw:auto-grow-height="false" fo:min-height="0.766cm" fo:min-width="0.389cm"/>
    </style:style>
    <style:style style:name="gr59" style:family="graphic" style:parent-style-name="standard">
      <style:graphic-properties draw:fill-color="#ff0000" draw:textarea-horizontal-align="justify" draw:textarea-vertical-align="middle" draw:auto-grow-height="false" fo:min-height="0.766cm" fo:min-width="0.389cm"/>
    </style:style>
    <style:style style:name="gr60" style:family="graphic" style:parent-style-name="standard">
      <style:graphic-properties draw:fill="gradient" draw:fill-color="#dddddd" draw:fill-gradient-name="Tango_20_Green" draw:opacity="100%" draw:opacity-name="" draw:textarea-horizontal-align="justify" draw:textarea-vertical-align="middle" draw:auto-grow-height="false" fo:min-height="0.739cm" fo:min-width="0.669cm"/>
    </style:style>
    <style:style style:name="gr61" style:family="graphic" style:parent-style-name="objectwithoutfill">
      <style:graphic-properties draw:stroke="dash" draw:stroke-dash="Ultrafine_20_Dashed" draw:fill="none" draw:textarea-vertical-align="middle"/>
    </style:style>
    <style:style style:name="gr62" style:family="graphic" style:parent-style-name="standard">
      <style:graphic-properties draw:fill="gradient" draw:fill-color="#00ccff" draw:fill-gradient-name="Gradient_20_34" draw:textarea-horizontal-align="justify" draw:textarea-vertical-align="middle" draw:auto-grow-height="false" fo:min-height="0.766cm" fo:min-width="0.389cm"/>
    </style:style>
    <style:style style:name="gr63" style:family="graphic" style:parent-style-name="standard">
      <style:graphic-properties draw:fill="gradient" draw:fill-color="#00ccff" draw:fill-gradient-name="Gradient_20_34" draw:textarea-horizontal-align="justify" draw:textarea-vertical-align="middle" draw:auto-grow-height="false" fo:min-height="0.727cm" fo:min-width="0.389cm"/>
    </style:style>
    <style:style style:name="gr64" style:family="graphic" style:parent-style-name="standard">
      <style:graphic-properties draw:fill="gradient" draw:fill-color="#00ccff" draw:fill-gradient-name="Gradient_20_35" draw:textarea-horizontal-align="justify" draw:textarea-vertical-align="middle" draw:auto-grow-height="false" fo:min-height="0.766cm" fo:min-width="0.389cm"/>
    </style:style>
    <style:style style:name="gr65" style:family="graphic" style:parent-style-name="standard">
      <style:graphic-properties draw:fill-color="#009933" draw:textarea-horizontal-align="justify" draw:textarea-vertical-align="middle" draw:auto-grow-height="false" fo:min-height="2.417cm" fo:min-width="17.815cm"/>
    </style:style>
    <style:style style:name="gr66" style:family="graphic" style:parent-style-name="standard">
      <style:graphic-properties draw:fill-color="#cc66ff" draw:textarea-horizontal-align="justify" draw:textarea-vertical-align="middle" draw:auto-grow-height="false" fo:min-height="2.29cm" fo:min-width="17.842cm"/>
    </style:style>
    <style:style style:name="gr67" style:family="graphic" style:parent-style-name="standard">
      <style:graphic-properties svg:stroke-opacity="0%" draw:fill-color="#3399ff" draw:textarea-horizontal-align="justify" draw:textarea-vertical-align="middle" draw:auto-grow-height="false" fo:min-height="2.417cm" fo:min-width="17.969cm"/>
    </style:style>
    <style:style style:name="gr68" style:family="graphic" style:parent-style-name="standard">
      <style:graphic-properties svg:stroke-width="0.018cm" svg:stroke-color="#666666" draw:marker-start-width="0.227cm" draw:marker-end-width="0.227cm" draw:fill-color="#dddddd" draw:textarea-horizontal-align="justify" draw:textarea-vertical-align="middle" draw:auto-grow-height="false" fo:min-height="0.385cm" fo:min-width="0.516cm" fo:padding-top="0.134cm" fo:padding-bottom="0.134cm" fo:padding-left="0.259cm" fo:padding-right="0.259cm"/>
    </style:style>
    <style:style style:name="gr69" style:family="graphic" style:parent-style-name="standard">
      <style:graphic-properties svg:stroke-width="0.018cm" svg:stroke-color="#666666" draw:marker-start-width="0.227cm" draw:marker-end-width="0.227cm" draw:fill-color="#dddddd" draw:textarea-horizontal-align="justify" draw:textarea-vertical-align="middle" draw:auto-grow-height="false" fo:min-height="0.367cm" fo:min-width="0.498cm" fo:padding-top="0.134cm" fo:padding-bottom="0.134cm" fo:padding-left="0.259cm" fo:padding-right="0.259cm"/>
    </style:style>
    <style:style style:name="gr70" style:family="graphic" style:parent-style-name="standard">
      <style:graphic-properties draw:fill-color="#99ffff" draw:textarea-horizontal-align="justify" draw:textarea-vertical-align="middle" draw:auto-grow-height="false" fo:min-height="0.47cm" fo:min-width="0.129cm"/>
    </style:style>
    <style:style style:name="P1" style:family="paragraph">
      <style:paragraph-properties fo:text-align="center"/>
    </style:style>
    <style:style style:name="P2" style:family="paragraph">
      <loext:graphic-properties draw:fill-color="#ff3333"/>
      <style:paragraph-properties fo:text-align="center"/>
    </style:style>
    <style:style style:name="P3" style:family="paragraph">
      <loext:graphic-properties draw:fill-color="#00ff66"/>
      <style:paragraph-properties fo:text-align="center"/>
    </style:style>
    <style:style style:name="P4" style:family="paragraph">
      <loext:graphic-properties draw:fill-color="#729fcf"/>
      <style:paragraph-properties fo:text-align="center"/>
    </style:style>
    <style:style style:name="P5" style:family="paragraph">
      <loext:graphic-properties draw:fill-color="#ff66ff"/>
      <style:paragraph-properties fo:text-align="center"/>
    </style:style>
    <style:style style:name="P6" style:family="paragraph">
      <loext:graphic-properties draw:fill-color="#9999cc"/>
      <style:paragraph-properties fo:text-align="center"/>
    </style:style>
    <style:style style:name="P7" style:family="paragraph">
      <loext:graphic-properties draw:fill-color="#ccffff"/>
      <style:paragraph-properties fo:text-align="center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cccccc"/>
      <style:paragraph-properties fo:text-align="center"/>
    </style:style>
    <style:style style:name="P10" style:family="paragraph">
      <loext:graphic-properties draw:fill="none" draw:fill-color="#eeeeee"/>
      <style:paragraph-properties fo:text-align="center"/>
    </style:style>
    <style:style style:name="P11" style:family="paragraph">
      <loext:graphic-properties draw:fill="none" draw:fill-color="#00ff66"/>
      <style:paragraph-properties fo:text-align="center"/>
    </style:style>
    <style:style style:name="P12" style:family="paragraph">
      <loext:graphic-properties draw:fill-color="#ff99ff"/>
      <style:paragraph-properties fo:text-align="center"/>
    </style:style>
    <style:style style:name="P13" style:family="paragraph">
      <loext:graphic-properties draw:fill-color="#66ff99"/>
      <style:paragraph-properties fo:text-align="center"/>
    </style:style>
    <style:style style:name="P14" style:family="paragraph">
      <loext:graphic-properties draw:fill="gradient" draw:fill-color="#00ccff" draw:fill-gradient-name="Gradient_20_2"/>
      <style:paragraph-properties fo:text-align="center"/>
    </style:style>
    <style:style style:name="P15" style:family="paragraph">
      <loext:graphic-properties draw:fill="gradient" draw:fill-color="#00ccff" draw:fill-gradient-name="Gradient_20_3"/>
      <style:paragraph-properties fo:text-align="center"/>
    </style:style>
    <style:style style:name="P16" style:family="paragraph">
      <loext:graphic-properties draw:fill="gradient" draw:fill-color="#00ccff" draw:fill-gradient-name="Gradient_20_4"/>
      <style:paragraph-properties fo:text-align="center"/>
    </style:style>
    <style:style style:name="P17" style:family="paragraph">
      <loext:graphic-properties draw:fill="gradient" draw:fill-color="#00ccff" draw:fill-gradient-name="Gradient_20_5"/>
      <style:paragraph-properties fo:text-align="center"/>
    </style:style>
    <style:style style:name="P18" style:family="paragraph">
      <loext:graphic-properties draw:fill="gradient" draw:fill-color="#00ccff" draw:fill-gradient-name="Gradient_20_6"/>
      <style:paragraph-properties fo:text-align="center"/>
    </style:style>
    <style:style style:name="P19" style:family="paragraph">
      <loext:graphic-properties draw:fill="gradient" draw:fill-color="#00ccff" draw:fill-gradient-name="Gradient_20_7"/>
      <style:paragraph-properties fo:text-align="center"/>
    </style:style>
    <style:style style:name="P20" style:family="paragraph">
      <loext:graphic-properties draw:fill="gradient" draw:fill-color="#00ccff" draw:fill-gradient-name="Gradient_20_8"/>
      <style:paragraph-properties fo:text-align="center"/>
    </style:style>
    <style:style style:name="P21" style:family="paragraph">
      <loext:graphic-properties draw:fill="gradient" draw:fill-color="#00ccff" draw:fill-gradient-name="Gradient_20_9"/>
      <style:paragraph-properties fo:text-align="center"/>
    </style:style>
    <style:style style:name="P22" style:family="paragraph">
      <loext:graphic-properties draw:fill="gradient" draw:fill-color="#00ccff" draw:fill-gradient-name="Gradient_20_10"/>
      <style:paragraph-properties fo:text-align="center"/>
    </style:style>
    <style:style style:name="P23" style:family="paragraph">
      <loext:graphic-properties draw:fill="gradient" draw:fill-color="#00ccff" draw:fill-gradient-name="Gradient_20_11"/>
      <style:paragraph-properties fo:text-align="center"/>
    </style:style>
    <style:style style:name="P24" style:family="paragraph">
      <loext:graphic-properties draw:fill="gradient" draw:fill-color="#00ccff" draw:fill-gradient-name="Gradient_20_12"/>
      <style:paragraph-properties fo:text-align="center"/>
    </style:style>
    <style:style style:name="P25" style:family="paragraph">
      <loext:graphic-properties draw:fill="gradient" draw:fill-color="#00ccff" draw:fill-gradient-name="Gradient_20_13"/>
      <style:paragraph-properties fo:text-align="center"/>
    </style:style>
    <style:style style:name="P26" style:family="paragraph">
      <loext:graphic-properties draw:fill="gradient" draw:fill-color="#00ccff" draw:fill-gradient-name="Gradient_20_14"/>
      <style:paragraph-properties fo:text-align="center"/>
    </style:style>
    <style:style style:name="P27" style:family="paragraph">
      <loext:graphic-properties draw:fill="gradient" draw:fill-color="#00ccff" draw:fill-gradient-name="Gradient_20_15"/>
      <style:paragraph-properties fo:text-align="center"/>
    </style:style>
    <style:style style:name="P28" style:family="paragraph">
      <loext:graphic-properties draw:fill="gradient" draw:fill-color="#00ccff" draw:fill-gradient-name="Gradient_20_16"/>
      <style:paragraph-properties fo:text-align="center"/>
    </style:style>
    <style:style style:name="P29" style:family="paragraph">
      <loext:graphic-properties draw:fill-color="#66ccff"/>
      <style:paragraph-properties fo:text-align="center"/>
    </style:style>
    <style:style style:name="P30" style:family="paragraph">
      <loext:graphic-properties draw:fill="gradient" draw:fill-color="#00ccff" draw:fill-gradient-name="Gradient_20_17"/>
      <style:paragraph-properties fo:text-align="center"/>
    </style:style>
    <style:style style:name="P31" style:family="paragraph">
      <loext:graphic-properties draw:fill="gradient" draw:fill-color="#00ccff" draw:fill-gradient-name="Gradient_20_18"/>
      <style:paragraph-properties fo:text-align="center"/>
    </style:style>
    <style:style style:name="P32" style:family="paragraph">
      <loext:graphic-properties draw:fill="gradient" draw:fill-color="#00ccff" draw:fill-gradient-name="Gradient_20_19"/>
      <style:paragraph-properties fo:text-align="center"/>
    </style:style>
    <style:style style:name="P33" style:family="paragraph">
      <loext:graphic-properties draw:fill="gradient" draw:fill-color="#00ccff" draw:fill-gradient-name="Gradient_20_20"/>
      <style:paragraph-properties fo:text-align="center"/>
    </style:style>
    <style:style style:name="P34" style:family="paragraph">
      <loext:graphic-properties draw:fill="gradient" draw:fill-color="#00ccff" draw:fill-gradient-name="Gradient_20_21"/>
      <style:paragraph-properties fo:text-align="center"/>
    </style:style>
    <style:style style:name="P35" style:family="paragraph">
      <loext:graphic-properties draw:fill="gradient" draw:fill-color="#00ccff" draw:fill-gradient-name="Gradient_20_22"/>
      <style:paragraph-properties fo:text-align="center"/>
    </style:style>
    <style:style style:name="P36" style:family="paragraph">
      <loext:graphic-properties draw:fill="gradient" draw:fill-color="#00ccff" draw:fill-gradient-name="Gradient_20_23"/>
      <style:paragraph-properties fo:text-align="center"/>
    </style:style>
    <style:style style:name="P37" style:family="paragraph">
      <loext:graphic-properties draw:fill="gradient" draw:fill-color="#00ccff" draw:fill-gradient-name="Gradient_20_24"/>
      <style:paragraph-properties fo:text-align="center"/>
    </style:style>
    <style:style style:name="P38" style:family="paragraph">
      <loext:graphic-properties draw:fill="gradient" draw:fill-color="#00ccff" draw:fill-gradient-name="Gradient_20_25"/>
      <style:paragraph-properties fo:text-align="center"/>
    </style:style>
    <style:style style:name="P39" style:family="paragraph">
      <loext:graphic-properties draw:fill="gradient" draw:fill-color="#00ccff" draw:fill-gradient-name="Gradient_20_26"/>
      <style:paragraph-properties fo:text-align="center"/>
    </style:style>
    <style:style style:name="P40" style:family="paragraph">
      <loext:graphic-properties draw:fill="gradient" draw:fill-color="#00ccff" draw:fill-gradient-name="Gradient_20_27"/>
      <style:paragraph-properties fo:text-align="center"/>
    </style:style>
    <style:style style:name="P41" style:family="paragraph">
      <loext:graphic-properties draw:fill="gradient" draw:fill-color="#00ccff" draw:fill-gradient-name="Gradient_20_28"/>
      <style:paragraph-properties fo:text-align="center"/>
    </style:style>
    <style:style style:name="P42" style:family="paragraph">
      <loext:graphic-properties draw:fill="gradient" draw:fill-color="#00ccff" draw:fill-gradient-name="Gradient_20_29"/>
      <style:paragraph-properties fo:text-align="center"/>
    </style:style>
    <style:style style:name="P43" style:family="paragraph">
      <loext:graphic-properties draw:fill="gradient" draw:fill-color="#00ccff" draw:fill-gradient-name="Gradient_20_30"/>
      <style:paragraph-properties fo:text-align="center"/>
    </style:style>
    <style:style style:name="P44" style:family="paragraph">
      <loext:graphic-properties draw:fill="gradient" draw:fill-color="#00ccff" draw:fill-gradient-name="Gradient_20_31"/>
      <style:paragraph-properties fo:text-align="center"/>
    </style:style>
    <style:style style:name="P45" style:family="paragraph">
      <loext:graphic-properties draw:fill-color="#ff0000"/>
      <style:paragraph-properties fo:text-align="center"/>
    </style:style>
    <style:style style:name="P46" style:family="paragraph">
      <loext:graphic-properties draw:fill="gradient" draw:fill-color="#dddddd" draw:fill-gradient-name="Tango_20_Green" draw:opacity="100%"/>
      <style:paragraph-properties fo:text-align="center"/>
    </style:style>
    <style:style style:name="P47" style:family="paragraph">
      <loext:graphic-properties draw:fill="gradient" draw:fill-color="#00ccff" draw:fill-gradient-name="Gradient_20_34"/>
      <style:paragraph-properties fo:text-align="center"/>
    </style:style>
    <style:style style:name="P48" style:family="paragraph">
      <loext:graphic-properties draw:fill="gradient" draw:fill-color="#00ccff" draw:fill-gradient-name="Gradient_20_35"/>
      <style:paragraph-properties fo:text-align="center"/>
    </style:style>
    <style:style style:name="P49" style:family="paragraph">
      <loext:graphic-properties draw:fill-color="#009933"/>
      <style:paragraph-properties fo:text-align="center"/>
    </style:style>
    <style:style style:name="P50" style:family="paragraph">
      <loext:graphic-properties draw:fill-color="#cc66ff"/>
      <style:paragraph-properties fo:text-align="center"/>
    </style:style>
    <style:style style:name="P51" style:family="paragraph">
      <loext:graphic-properties draw:fill-color="#3399ff"/>
      <style:paragraph-properties fo:text-align="center"/>
    </style:style>
    <style:style style:name="P52" style:family="paragraph">
      <style:paragraph-properties fo:text-align="center"/>
      <style:text-properties fo:font-size="12pt"/>
    </style:style>
    <style:style style:name="P53" style:family="paragraph">
      <loext:graphic-properties draw:fill-color="#dddddd"/>
      <style:paragraph-properties fo:text-align="center"/>
      <style:text-properties fo:font-size="12pt"/>
    </style:style>
    <style:style style:name="P54" style:family="paragraph">
      <loext:graphic-properties draw:fill-color="#99fff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889cm" svg:height="1.016cm" svg:x="1.251cm" svg:y="1.7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89cm" svg:height="1.016cm" svg:x="2.521cm" svg:y="1.7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889cm" svg:height="1.016cm" svg:x="1.251cm" svg:y="1.762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889cm" svg:height="1.016cm" svg:x="2.521cm" svg:y="1.762cm">
          <text:p text:style-name="P1">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89cm" svg:height="1.016cm" svg:x="3.664cm" svg:y="1.7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89cm" svg:height="1.016cm" svg:x="4.934cm" svg:y="1.7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889cm" svg:height="1.016cm" svg:x="3.664cm" svg:y="1.762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889cm" svg:height="1.016cm" svg:x="4.934cm" svg:y="1.762cm">
          <text:p text:style-name="P1">4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89cm" svg:height="1.016cm" svg:x="6.077cm" svg:y="1.7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89cm" svg:height="1.016cm" svg:x="7.347cm" svg:y="1.7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889cm" svg:height="1.016cm" svg:x="6.077cm" svg:y="1.762cm">
          <text:p text:style-name="P1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889cm" svg:height="1.016cm" svg:x="7.347cm" svg:y="1.762cm">
          <text:p text:style-name="P1">6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89cm" svg:height="1.016cm" svg:x="8.49cm" svg:y="1.7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89cm" svg:height="1.016cm" svg:x="9.76cm" svg:y="1.7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889cm" svg:height="1.016cm" svg:x="8.49cm" svg:y="1.762cm">
          <text:p text:style-name="P1">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889cm" svg:height="1.016cm" svg:x="9.76cm" svg:y="1.762cm">
          <text:p text:style-name="P1">8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89cm" svg:height="1.016cm" svg:x="10.779cm" svg:y="1.7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89cm" svg:height="1.016cm" svg:x="12.049cm" svg:y="1.7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889cm" svg:height="1.016cm" svg:x="10.779cm" svg:y="1.762cm">
          <text:p text:style-name="P1">9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889cm" svg:height="1.016cm" svg:x="12.049cm" svg:y="1.762cm">
          <text:p text:style-name="P1">1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89cm" svg:height="1.016cm" svg:x="13.192cm" svg:y="1.7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89cm" svg:height="1.016cm" svg:x="14.462cm" svg:y="1.7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889cm" svg:height="1.016cm" svg:x="13.192cm" svg:y="1.762cm">
          <text:p text:style-name="P1">1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889cm" svg:height="1.016cm" svg:x="14.462cm" svg:y="1.762cm">
          <text:p text:style-name="P1">1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89cm" svg:height="1.016cm" svg:x="15.605cm" svg:y="1.7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89cm" svg:height="1.016cm" svg:x="16.875cm" svg:y="1.7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889cm" svg:height="1.016cm" svg:x="15.605cm" svg:y="1.762cm">
          <text:p text:style-name="P1">1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889cm" svg:height="1.016cm" svg:x="16.875cm" svg:y="1.762cm">
          <text:p text:style-name="P1">14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89cm" svg:height="1.016cm" svg:x="18.018cm" svg:y="1.7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889cm" svg:height="1.016cm" svg:x="18.018cm" svg:y="1.762cm">
          <text:p text:style-name="P1">1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89cm" svg:height="1.016cm" svg:x="1.251cm" svg:y="6.3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889cm" svg:height="1.016cm" svg:x="1.251cm" svg:y="6.363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889cm" svg:height="1.016cm" svg:x="2.559cm" svg:y="4.407cm">
          <text:p text:style-name="P1">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89cm" svg:height="1.016cm" svg:x="3.664cm" svg:y="6.3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889cm" svg:height="1.016cm" svg:x="3.664cm" svg:y="6.363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889cm" svg:height="1.016cm" svg:x="4.683cm" svg:y="4.429cm">
          <text:p text:style-name="P1">4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89cm" svg:height="1.016cm" svg:x="6.077cm" svg:y="6.3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889cm" svg:height="1.016cm" svg:x="6.077cm" svg:y="6.363cm">
          <text:p text:style-name="P1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889cm" svg:height="1.016cm" svg:x="7.096cm" svg:y="4.429cm">
          <text:p text:style-name="P1">6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89cm" svg:height="1.016cm" svg:x="8.49cm" svg:y="6.3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889cm" svg:height="1.016cm" svg:x="8.49cm" svg:y="6.363cm">
          <text:p text:style-name="P1">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889cm" svg:height="1.016cm" svg:x="9.509cm" svg:y="4.429cm">
          <text:p text:style-name="P1">8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89cm" svg:height="1.016cm" svg:x="10.779cm" svg:y="6.3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889cm" svg:height="1.016cm" svg:x="10.779cm" svg:y="6.363cm">
          <text:p text:style-name="P1">9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889cm" svg:height="1.016cm" svg:x="12.049cm" svg:y="4.463cm">
          <text:p text:style-name="P1">1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89cm" svg:height="1.016cm" svg:x="13.192cm" svg:y="6.3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889cm" svg:height="1.016cm" svg:x="13.246cm" svg:y="6.407cm">
          <text:p text:style-name="P1">1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889cm" svg:height="1.016cm" svg:x="14.462cm" svg:y="4.463cm">
          <text:p text:style-name="P1">1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89cm" svg:height="1.016cm" svg:x="15.605cm" svg:y="6.3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889cm" svg:height="1.016cm" svg:x="15.605cm" svg:y="6.363cm">
          <text:p text:style-name="P1">1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889cm" svg:height="1.016cm" svg:x="16.875cm" svg:y="4.463cm">
          <text:p text:style-name="P1">14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89cm" svg:height="1.016cm" svg:x="18.018cm" svg:y="6.3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889cm" svg:height="1.016cm" svg:x="18.018cm" svg:y="6.363cm">
          <text:p text:style-name="P1">1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89cm" svg:height="1.016cm" svg:x="1.254cm" svg:y="14.8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889cm" svg:height="1.016cm" svg:x="1.254cm" svg:y="14.854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889cm" svg:height="1.016cm" svg:x="2.562cm" svg:y="12.898cm">
          <text:p text:style-name="P1">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89cm" svg:height="1.016cm" svg:x="3.667cm" svg:y="14.8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889cm" svg:height="1.016cm" svg:x="3.667cm" svg:y="14.854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889cm" svg:height="1.016cm" svg:x="4.686cm" svg:y="12.92cm">
          <text:p text:style-name="P1">4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89cm" svg:height="1.016cm" svg:x="6.08cm" svg:y="14.8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889cm" svg:height="1.016cm" svg:x="6.08cm" svg:y="14.854cm">
          <text:p text:style-name="P1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889cm" svg:height="1.016cm" svg:x="7.099cm" svg:y="12.92cm">
          <text:p text:style-name="P1">6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89cm" svg:height="1.016cm" svg:x="8.493cm" svg:y="14.8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889cm" svg:height="1.016cm" svg:x="8.493cm" svg:y="14.854cm">
          <text:p text:style-name="P1">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889cm" svg:height="1.016cm" svg:x="9.512cm" svg:y="12.92cm">
          <text:p text:style-name="P1">8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89cm" svg:height="1.016cm" svg:x="10.782cm" svg:y="14.8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889cm" svg:height="1.016cm" svg:x="10.782cm" svg:y="14.854cm">
          <text:p text:style-name="P1">9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889cm" svg:height="1.016cm" svg:x="12.052cm" svg:y="12.954cm">
          <text:p text:style-name="P1">1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89cm" svg:height="1.016cm" svg:x="13.195cm" svg:y="14.8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889cm" svg:height="1.016cm" svg:x="13.249cm" svg:y="14.898cm">
          <text:p text:style-name="P1">1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889cm" svg:height="1.016cm" svg:x="14.465cm" svg:y="12.954cm">
          <text:p text:style-name="P1">1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89cm" svg:height="1.016cm" svg:x="15.608cm" svg:y="14.8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889cm" svg:height="1.016cm" svg:x="15.608cm" svg:y="14.854cm">
          <text:p text:style-name="P1">1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889cm" svg:height="1.016cm" svg:x="16.878cm" svg:y="12.954cm">
          <text:p text:style-name="P1">14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89cm" svg:height="1.016cm" svg:x="18.021cm" svg:y="14.8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889cm" svg:height="1.016cm" svg:x="18.021cm" svg:y="14.854cm">
          <text:p text:style-name="P1">1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89cm" svg:height="1.016cm" svg:x="1.254cm" svg:y="24.0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889cm" svg:height="1.016cm" svg:x="1.254cm" svg:y="24.07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889cm" svg:height="1.016cm" svg:x="2.562cm" svg:y="22.114cm">
          <text:p text:style-name="P1">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89cm" svg:height="1.016cm" svg:x="3.667cm" svg:y="24.0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889cm" svg:height="1.016cm" svg:x="3.667cm" svg:y="24.07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0.889cm" svg:height="1.016cm" svg:x="4.686cm" svg:y="19.936cm">
          <text:p text:style-name="P1">4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89cm" svg:height="1.016cm" svg:x="6.08cm" svg:y="24.0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889cm" svg:height="1.016cm" svg:x="6.08cm" svg:y="24.07cm">
          <text:p text:style-name="P1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889cm" svg:height="1.016cm" svg:x="7.099cm" svg:y="22.136cm">
          <text:p text:style-name="P1">6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89cm" svg:height="1.016cm" svg:x="8.493cm" svg:y="24.0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889cm" svg:height="1.016cm" svg:x="8.493cm" svg:y="24.07cm">
          <text:p text:style-name="P1">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889cm" svg:height="1.016cm" svg:x="9.512cm" svg:y="19.836cm">
          <text:p text:style-name="P1">8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89cm" svg:height="1.016cm" svg:x="10.782cm" svg:y="24.0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889cm" svg:height="1.016cm" svg:x="10.782cm" svg:y="24.07cm">
          <text:p text:style-name="P1">9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889cm" svg:height="1.016cm" svg:x="12.052cm" svg:y="22.17cm">
          <text:p text:style-name="P1">1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89cm" svg:height="1.016cm" svg:x="13.195cm" svg:y="24.0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889cm" svg:height="1.016cm" svg:x="13.249cm" svg:y="24.114cm">
          <text:p text:style-name="P1">1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0.889cm" svg:height="1.016cm" svg:x="14.465cm" svg:y="19.77cm">
          <text:p text:style-name="P1">1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89cm" svg:height="1.016cm" svg:x="15.608cm" svg:y="24.0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889cm" svg:height="1.016cm" svg:x="15.608cm" svg:y="24.07cm">
          <text:p text:style-name="P1">1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889cm" svg:height="1.016cm" svg:x="16.878cm" svg:y="22.17cm">
          <text:p text:style-name="P1">14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89cm" svg:height="1.016cm" svg:x="18.021cm" svg:y="24.0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889cm" svg:height="1.016cm" svg:x="18.021cm" svg:y="24.07cm">
          <text:p text:style-name="P1">1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2" draw:style-name="dp1" draw:master-page-name="Default">
        <draw:custom-shape draw:style-name="gr7" draw:text-style-name="P6" draw:layer="layout" svg:width="0.889cm" svg:height="0.889cm" svg:x="8.771cm" svg:y="3.032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0.889cm" svg:height="0.889cm" svg:x="7.671cm" svg:y="3.032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889cm" svg:height="0.889cm" svg:x="10.971cm" svg:y="3.032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0.889cm" svg:height="0.889cm" svg:x="9.871cm" svg:y="3.032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1.651cm" svg:height="1.397cm" svg:x="5.066cm" svg:y="2.651cm">
          <text:p text:style-name="P1">13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889cm" svg:height="0.889cm" svg:x="8.77cm" svg:y="5.532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0.889cm" svg:height="0.889cm" svg:x="7.67cm" svg:y="5.532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0.889cm" svg:height="0.889cm" svg:x="10.97cm" svg:y="5.532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0.889cm" svg:height="0.889cm" svg:x="9.87cm" svg:y="5.532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1.651cm" svg:height="1.397cm" svg:x="5.065cm" svg:y="5.151cm">
          <text:p text:style-name="P1">12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0.889cm" svg:height="0.889cm" svg:x="8.769cm" svg:y="7.932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889cm" svg:height="0.889cm" svg:x="7.669cm" svg:y="7.932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0.889cm" svg:height="0.889cm" svg:x="10.969cm" svg:y="7.932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0.889cm" svg:height="0.889cm" svg:x="9.869cm" svg:y="7.932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1.651cm" svg:height="1.397cm" svg:x="5.064cm" svg:y="7.551cm">
          <text:p text:style-name="P1">8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9.398cm" svg:height="7.62cm" svg:x="3.794cm" svg:y="2.016cm">
          <text:p/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Default">
        <draw:custom-shape draw:style-name="gr1" draw:text-style-name="P1" draw:layer="layout" svg:width="0.889cm" svg:height="1.016cm" svg:x="1.124cm" svg:y="10.3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889cm" svg:height="1.016cm" svg:x="1.124cm" svg:y="10.354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889cm" svg:height="1.016cm" svg:x="2.432cm" svg:y="8.398cm">
          <text:p text:style-name="P1">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89cm" svg:height="1.016cm" svg:x="3.537cm" svg:y="10.3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889cm" svg:height="1.016cm" svg:x="3.537cm" svg:y="10.354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0.889cm" svg:height="1.016cm" svg:x="4.556cm" svg:y="6.22cm">
          <text:p text:style-name="P1">4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89cm" svg:height="1.016cm" svg:x="5.95cm" svg:y="10.3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889cm" svg:height="1.016cm" svg:x="5.95cm" svg:y="10.354cm">
          <text:p text:style-name="P1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889cm" svg:height="1.016cm" svg:x="6.969cm" svg:y="8.42cm">
          <text:p text:style-name="P1">6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89cm" svg:height="1.016cm" svg:x="8.363cm" svg:y="10.3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889cm" svg:height="1.016cm" svg:x="8.363cm" svg:y="10.354cm">
          <text:p text:style-name="P1">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889cm" svg:height="1.016cm" svg:x="9.255cm" svg:y="1.326cm">
          <text:p text:style-name="P1">8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89cm" svg:height="1.016cm" svg:x="10.652cm" svg:y="10.3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889cm" svg:height="1.016cm" svg:x="10.652cm" svg:y="10.354cm">
          <text:p text:style-name="P1">9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889cm" svg:height="1.016cm" svg:x="11.922cm" svg:y="8.454cm">
          <text:p text:style-name="P1">1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89cm" svg:height="1.016cm" svg:x="13.065cm" svg:y="10.3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889cm" svg:height="1.016cm" svg:x="13.119cm" svg:y="10.398cm">
          <text:p text:style-name="P1">1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0.889cm" svg:height="1.016cm" svg:x="14.335cm" svg:y="6.054cm">
          <text:p text:style-name="P1">1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89cm" svg:height="1.016cm" svg:x="15.478cm" svg:y="10.3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889cm" svg:height="1.016cm" svg:x="15.478cm" svg:y="10.354cm">
          <text:p text:style-name="P1">1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889cm" svg:height="1.016cm" svg:x="16.748cm" svg:y="8.454cm">
          <text:p text:style-name="P1">14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89cm" svg:height="1.016cm" svg:x="17.891cm" svg:y="10.3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889cm" svg:height="1.016cm" svg:x="17.891cm" svg:y="10.354cm">
          <text:p text:style-name="P1">1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89cm" svg:height="1.016cm" svg:x="1.124cm" svg:y="10.3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889cm" svg:height="1.016cm" svg:x="1.124cm" svg:y="10.355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889cm" svg:height="1.016cm" svg:x="2.432cm" svg:y="8.399cm">
          <text:p text:style-name="P1">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89cm" svg:height="1.016cm" svg:x="3.537cm" svg:y="10.3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889cm" svg:height="1.016cm" svg:x="3.537cm" svg:y="10.355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0.889cm" svg:height="1.016cm" svg:x="4.556cm" svg:y="6.221cm">
          <text:p text:style-name="P1">4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89cm" svg:height="1.016cm" svg:x="5.95cm" svg:y="10.3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889cm" svg:height="1.016cm" svg:x="5.95cm" svg:y="10.355cm">
          <text:p text:style-name="P1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889cm" svg:height="1.016cm" svg:x="6.969cm" svg:y="8.421cm">
          <text:p text:style-name="P1">6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89cm" svg:height="1.016cm" svg:x="8.363cm" svg:y="10.3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889cm" svg:height="1.016cm" svg:x="8.363cm" svg:y="10.355cm">
          <text:p text:style-name="P1">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889cm" svg:height="1.016cm" svg:x="9.255cm" svg:y="1.327cm">
          <text:p text:style-name="P1">8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89cm" svg:height="1.016cm" svg:x="10.652cm" svg:y="10.3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889cm" svg:height="1.016cm" svg:x="10.652cm" svg:y="10.355cm">
          <text:p text:style-name="P1">9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889cm" svg:height="1.016cm" svg:x="11.922cm" svg:y="8.455cm">
          <text:p text:style-name="P1">1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89cm" svg:height="1.016cm" svg:x="13.065cm" svg:y="10.3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889cm" svg:height="1.016cm" svg:x="13.119cm" svg:y="10.399cm">
          <text:p text:style-name="P1">1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0.889cm" svg:height="1.016cm" svg:x="14.335cm" svg:y="6.055cm">
          <text:p text:style-name="P1">1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89cm" svg:height="1.016cm" svg:x="15.478cm" svg:y="10.3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889cm" svg:height="1.016cm" svg:x="15.478cm" svg:y="10.355cm">
          <text:p text:style-name="P1">1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889cm" svg:height="1.016cm" svg:x="16.748cm" svg:y="8.455cm">
          <text:p text:style-name="P1">14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89cm" svg:height="1.016cm" svg:x="17.891cm" svg:y="10.3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889cm" svg:height="1.016cm" svg:x="17.891cm" svg:y="10.355cm">
          <text:p text:style-name="P1">1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89cm" svg:height="1.016cm" svg:x="2.27cm" svg:y="22.8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889cm" svg:height="1.016cm" svg:x="2.27cm" svg:y="22.855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889cm" svg:height="1.016cm" svg:x="3.578cm" svg:y="20.899cm">
          <text:p text:style-name="P1">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89cm" svg:height="1.016cm" svg:x="4.683cm" svg:y="22.8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889cm" svg:height="1.016cm" svg:x="4.683cm" svg:y="22.855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0.889cm" svg:height="1.016cm" svg:x="5.702cm" svg:y="18.721cm">
          <text:p text:style-name="P1">4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89cm" svg:height="1.016cm" svg:x="7.096cm" svg:y="22.8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889cm" svg:height="1.016cm" svg:x="7.096cm" svg:y="22.855cm">
          <text:p text:style-name="P1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889cm" svg:height="1.016cm" svg:x="8.115cm" svg:y="20.921cm">
          <text:p text:style-name="P1">6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89cm" svg:height="1.016cm" svg:x="9.509cm" svg:y="22.8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889cm" svg:height="1.016cm" svg:x="9.509cm" svg:y="22.855cm">
          <text:p text:style-name="P1">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889cm" svg:height="1.016cm" svg:x="10.401cm" svg:y="13.827cm">
          <text:p text:style-name="P1">8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89cm" svg:height="1.016cm" svg:x="11.798cm" svg:y="22.8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889cm" svg:height="1.016cm" svg:x="11.798cm" svg:y="22.855cm">
          <text:p text:style-name="P1">9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889cm" svg:height="1.016cm" svg:x="13.068cm" svg:y="20.955cm">
          <text:p text:style-name="P1">1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89cm" svg:height="1.016cm" svg:x="14.211cm" svg:y="22.8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889cm" svg:height="1.016cm" svg:x="14.265cm" svg:y="22.899cm">
          <text:p text:style-name="P1">1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0.889cm" svg:height="1.016cm" svg:x="15.481cm" svg:y="18.555cm">
          <text:p text:style-name="P1">1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89cm" svg:height="1.016cm" svg:x="16.624cm" svg:y="22.8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889cm" svg:height="1.016cm" svg:x="16.624cm" svg:y="22.855cm">
          <text:p text:style-name="P1">1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889cm" svg:height="1.016cm" svg:x="17.894cm" svg:y="20.955cm">
          <text:p text:style-name="P1">14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89cm" svg:height="1.016cm" svg:x="19.037cm" svg:y="22.8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889cm" svg:height="1.016cm" svg:x="19.037cm" svg:y="22.855cm">
          <text:p text:style-name="P1">1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89cm" svg:height="1.016cm" svg:x="2.27cm" svg:y="22.8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889cm" svg:height="1.016cm" svg:x="2.27cm" svg:y="22.856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889cm" svg:height="1.016cm" svg:x="3.578cm" svg:y="20.9cm">
          <text:p text:style-name="P1">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89cm" svg:height="1.016cm" svg:x="4.683cm" svg:y="22.8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889cm" svg:height="1.016cm" svg:x="4.683cm" svg:y="22.856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0.889cm" svg:height="1.016cm" svg:x="5.702cm" svg:y="18.722cm">
          <text:p text:style-name="P1">4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89cm" svg:height="1.016cm" svg:x="7.096cm" svg:y="22.8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889cm" svg:height="1.016cm" svg:x="7.096cm" svg:y="22.856cm">
          <text:p text:style-name="P1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889cm" svg:height="1.016cm" svg:x="8.115cm" svg:y="20.922cm">
          <text:p text:style-name="P1">6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89cm" svg:height="1.016cm" svg:x="9.509cm" svg:y="22.8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889cm" svg:height="1.016cm" svg:x="9.509cm" svg:y="22.856cm">
          <text:p text:style-name="P1">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889cm" svg:height="1.016cm" svg:x="10.401cm" svg:y="13.828cm">
          <text:p text:style-name="P1">8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89cm" svg:height="1.016cm" svg:x="11.798cm" svg:y="22.8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889cm" svg:height="1.016cm" svg:x="11.798cm" svg:y="22.856cm">
          <text:p text:style-name="P1">9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889cm" svg:height="1.016cm" svg:x="13.068cm" svg:y="20.956cm">
          <text:p text:style-name="P1">1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89cm" svg:height="1.016cm" svg:x="14.211cm" svg:y="22.8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889cm" svg:height="1.016cm" svg:x="14.265cm" svg:y="22.9cm">
          <text:p text:style-name="P1">1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0.889cm" svg:height="1.016cm" svg:x="15.481cm" svg:y="18.556cm">
          <text:p text:style-name="P1">1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89cm" svg:height="1.016cm" svg:x="16.624cm" svg:y="22.8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889cm" svg:height="1.016cm" svg:x="16.624cm" svg:y="22.856cm">
          <text:p text:style-name="P1">1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889cm" svg:height="1.016cm" svg:x="17.894cm" svg:y="20.956cm">
          <text:p text:style-name="P1">14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89cm" svg:height="1.016cm" svg:x="19.037cm" svg:y="22.8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889cm" svg:height="1.016cm" svg:x="19.037cm" svg:y="22.856cm">
          <text:p text:style-name="P1">1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8" draw:layer="layout" svg:x1="1cm" svg:y1="22.336cm" svg:x2="20.59cm" svg:y2="22.336cm">
          <text:p/>
        </draw:line>
        <draw:line draw:style-name="gr11" draw:text-style-name="P8" draw:layer="layout" svg:x1="1cm" svg:y1="20.05cm" svg:x2="20.59cm" svg:y2="19.923cm">
          <text:p/>
        </draw:line>
        <draw:line draw:style-name="gr11" draw:text-style-name="P8" draw:layer="layout" svg:x1="1cm" svg:y1="15.859cm" svg:x2="20.59cm" svg:y2="15.732cm">
          <text:p/>
        </draw:line>
        <draw:line draw:style-name="gr12" draw:text-style-name="P8" draw:layer="layout" svg:x1="1cm" svg:y1="12.938cm" svg:x2="20.59cm" svg:y2="12.811cm">
          <text:p/>
        </draw:line>
        <draw:line draw:style-name="gr12" draw:text-style-name="P8" draw:layer="layout" svg:x1="1cm" svg:y1="24.749cm" svg:x2="20.59cm" svg:y2="24.622cm">
          <text:p/>
        </draw:line>
        <draw:line draw:style-name="gr12" draw:text-style-name="P8" draw:layer="layout" svg:x1="2.016cm" svg:y1="24.749cm" svg:x2="2.016cm" svg:y2="12.938cm">
          <text:p/>
        </draw:line>
        <draw:custom-shape draw:style-name="gr13" draw:text-style-name="P9" draw:layer="layout" svg:width="1.016cm" svg:height="1.016cm" svg:x="1cm" svg:y="22.971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9" draw:layer="layout" svg:width="1.016cm" svg:height="1.016cm" svg:x="1cm" svg:y="20.558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9" draw:layer="layout" svg:width="1.016cm" svg:height="1.016cm" svg:x="1cm" svg:y="17.764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9" draw:layer="layout" svg:width="1.016cm" svg:height="1.016cm" svg:x="1cm" svg:y="13.827cm">
          <text:p text:style-name="P1">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10" draw:layer="layout" svg:x1="1cm" svg:y1="12.938cm" svg:x2="1cm" svg:y2="24.749cm">
          <text:p/>
        </draw:line>
        <draw:line draw:style-name="gr14" draw:text-style-name="P10" draw:layer="layout" svg:x1="20.59cm" svg:y1="12.811cm" svg:x2="20.59cm" svg:y2="24.622cm">
          <text:p/>
        </draw:line>
      </draw:page>
      <draw:page draw:name="page4" draw:style-name="dp1" draw:master-page-name="Default">
        <draw:custom-shape draw:style-name="gr1" draw:text-style-name="P1" draw:layer="layout" svg:width="0.889cm" svg:height="1.016cm" svg:x="2.27cm" svg:y="11.5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889cm" svg:height="1.016cm" svg:x="2.27cm" svg:y="11.552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889cm" svg:height="1.016cm" svg:x="3.578cm" svg:y="9.596cm">
          <text:p text:style-name="P1">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89cm" svg:height="1.016cm" svg:x="4.683cm" svg:y="11.5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889cm" svg:height="1.016cm" svg:x="4.683cm" svg:y="11.552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0.889cm" svg:height="1.016cm" svg:x="5.702cm" svg:y="7.418cm">
          <text:p text:style-name="P1">4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89cm" svg:height="1.016cm" svg:x="7.096cm" svg:y="11.5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889cm" svg:height="1.016cm" svg:x="7.096cm" svg:y="11.552cm">
          <text:p text:style-name="P1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889cm" svg:height="1.016cm" svg:x="8.115cm" svg:y="9.618cm">
          <text:p text:style-name="P1">6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89cm" svg:height="1.016cm" svg:x="9.509cm" svg:y="11.5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889cm" svg:height="1.016cm" svg:x="9.509cm" svg:y="11.552cm">
          <text:p text:style-name="P1">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889cm" svg:height="1.016cm" svg:x="10.401cm" svg:y="2.524cm">
          <text:p text:style-name="P1">8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89cm" svg:height="1.016cm" svg:x="11.798cm" svg:y="11.5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889cm" svg:height="1.016cm" svg:x="11.798cm" svg:y="11.552cm">
          <text:p text:style-name="P1">9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889cm" svg:height="1.016cm" svg:x="13.068cm" svg:y="9.652cm">
          <text:p text:style-name="P1">1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89cm" svg:height="1.016cm" svg:x="14.211cm" svg:y="11.5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889cm" svg:height="1.016cm" svg:x="14.265cm" svg:y="11.596cm">
          <text:p text:style-name="P1">1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0.889cm" svg:height="1.016cm" svg:x="15.481cm" svg:y="7.252cm">
          <text:p text:style-name="P1">1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89cm" svg:height="1.016cm" svg:x="16.624cm" svg:y="11.5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889cm" svg:height="1.016cm" svg:x="16.624cm" svg:y="11.552cm">
          <text:p text:style-name="P1">1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889cm" svg:height="1.016cm" svg:x="17.894cm" svg:y="9.652cm">
          <text:p text:style-name="P1">14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89cm" svg:height="1.016cm" svg:x="19.037cm" svg:y="11.5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889cm" svg:height="1.016cm" svg:x="19.037cm" svg:y="11.552cm">
          <text:p text:style-name="P1">1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89cm" svg:height="1.016cm" svg:x="2.27cm" svg:y="11.5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889cm" svg:height="1.016cm" svg:x="2.27cm" svg:y="11.553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889cm" svg:height="1.016cm" svg:x="3.578cm" svg:y="9.597cm">
          <text:p text:style-name="P1">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89cm" svg:height="1.016cm" svg:x="4.683cm" svg:y="11.5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889cm" svg:height="1.016cm" svg:x="4.683cm" svg:y="11.553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0.889cm" svg:height="1.016cm" svg:x="5.702cm" svg:y="7.419cm">
          <text:p text:style-name="P1">4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89cm" svg:height="1.016cm" svg:x="7.096cm" svg:y="11.5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889cm" svg:height="1.016cm" svg:x="7.096cm" svg:y="11.553cm">
          <text:p text:style-name="P1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889cm" svg:height="1.016cm" svg:x="8.115cm" svg:y="9.619cm">
          <text:p text:style-name="P1">6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89cm" svg:height="1.016cm" svg:x="9.509cm" svg:y="11.5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889cm" svg:height="1.016cm" svg:x="9.509cm" svg:y="11.553cm">
          <text:p text:style-name="P1">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889cm" svg:height="1.016cm" svg:x="10.401cm" svg:y="2.525cm">
          <text:p text:style-name="P1">8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89cm" svg:height="1.016cm" svg:x="11.798cm" svg:y="11.5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889cm" svg:height="1.016cm" svg:x="11.798cm" svg:y="11.553cm">
          <text:p text:style-name="P1">9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889cm" svg:height="1.016cm" svg:x="13.068cm" svg:y="9.653cm">
          <text:p text:style-name="P1">1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89cm" svg:height="1.016cm" svg:x="14.211cm" svg:y="11.5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889cm" svg:height="1.016cm" svg:x="14.265cm" svg:y="11.597cm">
          <text:p text:style-name="P1">1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0.889cm" svg:height="1.016cm" svg:x="15.481cm" svg:y="7.253cm">
          <text:p text:style-name="P1">1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89cm" svg:height="1.016cm" svg:x="16.624cm" svg:y="11.5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889cm" svg:height="1.016cm" svg:x="16.624cm" svg:y="11.553cm">
          <text:p text:style-name="P1">1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889cm" svg:height="1.016cm" svg:x="17.894cm" svg:y="9.653cm">
          <text:p text:style-name="P1">14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89cm" svg:height="1.016cm" svg:x="19.037cm" svg:y="11.5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889cm" svg:height="1.016cm" svg:x="19.037cm" svg:y="11.553cm">
          <text:p text:style-name="P1">1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8" draw:layer="layout" svg:x1="1cm" svg:y1="11.033cm" svg:x2="20.59cm" svg:y2="11.033cm">
          <text:p/>
        </draw:line>
        <draw:line draw:style-name="gr11" draw:text-style-name="P8" draw:layer="layout" svg:x1="1cm" svg:y1="8.747cm" svg:x2="20.59cm" svg:y2="8.62cm">
          <text:p/>
        </draw:line>
        <draw:line draw:style-name="gr11" draw:text-style-name="P8" draw:layer="layout" svg:x1="1cm" svg:y1="4.556cm" svg:x2="20.59cm" svg:y2="4.429cm">
          <text:p/>
        </draw:line>
        <draw:line draw:style-name="gr12" draw:text-style-name="P8" draw:layer="layout" svg:x1="1cm" svg:y1="1.635cm" svg:x2="20.59cm" svg:y2="1.508cm">
          <text:p/>
        </draw:line>
        <draw:line draw:style-name="gr12" draw:text-style-name="P8" draw:layer="layout" svg:x1="1cm" svg:y1="13.446cm" svg:x2="20.59cm" svg:y2="13.319cm">
          <text:p/>
        </draw:line>
        <draw:line draw:style-name="gr12" draw:text-style-name="P8" draw:layer="layout" svg:x1="2.016cm" svg:y1="13.446cm" svg:x2="2.016cm" svg:y2="1.635cm">
          <text:p/>
        </draw:line>
        <draw:custom-shape draw:style-name="gr13" draw:text-style-name="P9" draw:layer="layout" svg:width="1.016cm" svg:height="1.016cm" svg:x="1cm" svg:y="11.668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9" draw:layer="layout" svg:width="1.016cm" svg:height="1.016cm" svg:x="1cm" svg:y="9.255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9" draw:layer="layout" svg:width="1.016cm" svg:height="1.016cm" svg:x="1cm" svg:y="6.461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9" draw:layer="layout" svg:width="1.016cm" svg:height="1.016cm" svg:x="1cm" svg:y="2.524cm">
          <text:p text:style-name="P1">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10" draw:layer="layout" svg:x1="1cm" svg:y1="1.635cm" svg:x2="1cm" svg:y2="13.446cm">
          <text:p/>
        </draw:line>
        <draw:line draw:style-name="gr14" draw:text-style-name="P10" draw:layer="layout" svg:x1="20.59cm" svg:y1="1.508cm" svg:x2="20.59cm" svg:y2="13.319cm">
          <text:p/>
        </draw:line>
        <draw:line draw:style-name="gr15" draw:text-style-name="P11" draw:layer="layout" svg:x1="3.667cm" svg:y1="10.525cm" svg:x2="2.905cm" svg:y2="11.668cm">
          <text:p/>
        </draw:line>
        <draw:line draw:style-name="gr16" draw:text-style-name="P10" draw:layer="layout" svg:x1="8.366cm" svg:y1="10.525cm" svg:x2="7.604cm" svg:y2="11.668cm">
          <text:p/>
        </draw:line>
        <draw:line draw:style-name="gr16" draw:text-style-name="P10" draw:layer="layout" svg:x1="13.192cm" svg:y1="10.525cm" svg:x2="12.43cm" svg:y2="11.668cm">
          <text:p/>
        </draw:line>
        <draw:line draw:style-name="gr16" draw:text-style-name="P10" draw:layer="layout" svg:x1="18.018cm" svg:y1="10.398cm" svg:x2="17.256cm" svg:y2="11.541cm">
          <text:p/>
        </draw:line>
        <draw:custom-shape draw:style-name="gr1" draw:text-style-name="P1" draw:layer="layout" svg:width="0.889cm" svg:height="1.016cm" svg:x="2.27cm" svg:y="24.3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889cm" svg:height="1.016cm" svg:x="2.27cm" svg:y="24.379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889cm" svg:height="1.016cm" svg:x="3.578cm" svg:y="22.423cm">
          <text:p text:style-name="P1">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89cm" svg:height="1.016cm" svg:x="4.683cm" svg:y="24.3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889cm" svg:height="1.016cm" svg:x="4.683cm" svg:y="24.379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0.889cm" svg:height="1.016cm" svg:x="5.702cm" svg:y="20.245cm">
          <text:p text:style-name="P1">4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89cm" svg:height="1.016cm" svg:x="7.096cm" svg:y="24.3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889cm" svg:height="1.016cm" svg:x="7.096cm" svg:y="24.379cm">
          <text:p text:style-name="P1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889cm" svg:height="1.016cm" svg:x="8.115cm" svg:y="22.445cm">
          <text:p text:style-name="P1">6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89cm" svg:height="1.016cm" svg:x="9.509cm" svg:y="24.3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889cm" svg:height="1.016cm" svg:x="9.509cm" svg:y="24.379cm">
          <text:p text:style-name="P1">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889cm" svg:height="1.016cm" svg:x="10.401cm" svg:y="15.351cm">
          <text:p text:style-name="P1">8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89cm" svg:height="1.016cm" svg:x="11.798cm" svg:y="24.3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889cm" svg:height="1.016cm" svg:x="11.798cm" svg:y="24.379cm">
          <text:p text:style-name="P1">9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889cm" svg:height="1.016cm" svg:x="13.068cm" svg:y="22.479cm">
          <text:p text:style-name="P1">1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89cm" svg:height="1.016cm" svg:x="14.211cm" svg:y="24.3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889cm" svg:height="1.016cm" svg:x="14.265cm" svg:y="24.423cm">
          <text:p text:style-name="P1">1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0.889cm" svg:height="1.016cm" svg:x="15.481cm" svg:y="20.079cm">
          <text:p text:style-name="P1">1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89cm" svg:height="1.016cm" svg:x="16.624cm" svg:y="24.3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889cm" svg:height="1.016cm" svg:x="16.624cm" svg:y="24.379cm">
          <text:p text:style-name="P1">1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889cm" svg:height="1.016cm" svg:x="17.894cm" svg:y="22.479cm">
          <text:p text:style-name="P1">14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89cm" svg:height="1.016cm" svg:x="19.037cm" svg:y="24.3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889cm" svg:height="1.016cm" svg:x="19.037cm" svg:y="24.379cm">
          <text:p text:style-name="P1">1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89cm" svg:height="1.016cm" svg:x="2.27cm" svg:y="24.3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889cm" svg:height="1.016cm" svg:x="2.27cm" svg:y="24.38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889cm" svg:height="1.016cm" svg:x="3.578cm" svg:y="22.424cm">
          <text:p text:style-name="P1">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89cm" svg:height="1.016cm" svg:x="4.683cm" svg:y="24.3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889cm" svg:height="1.016cm" svg:x="4.683cm" svg:y="24.38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0.889cm" svg:height="1.016cm" svg:x="5.702cm" svg:y="20.246cm">
          <text:p text:style-name="P1">4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89cm" svg:height="1.016cm" svg:x="7.096cm" svg:y="24.3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889cm" svg:height="1.016cm" svg:x="7.096cm" svg:y="24.38cm">
          <text:p text:style-name="P1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889cm" svg:height="1.016cm" svg:x="8.115cm" svg:y="22.446cm">
          <text:p text:style-name="P1">6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89cm" svg:height="1.016cm" svg:x="9.509cm" svg:y="24.3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889cm" svg:height="1.016cm" svg:x="9.509cm" svg:y="24.38cm">
          <text:p text:style-name="P1">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889cm" svg:height="1.016cm" svg:x="10.401cm" svg:y="15.352cm">
          <text:p text:style-name="P1">8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89cm" svg:height="1.016cm" svg:x="11.798cm" svg:y="24.3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889cm" svg:height="1.016cm" svg:x="11.798cm" svg:y="24.38cm">
          <text:p text:style-name="P1">9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889cm" svg:height="1.016cm" svg:x="13.068cm" svg:y="22.48cm">
          <text:p text:style-name="P1">1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89cm" svg:height="1.016cm" svg:x="14.211cm" svg:y="24.3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889cm" svg:height="1.016cm" svg:x="14.265cm" svg:y="24.424cm">
          <text:p text:style-name="P1">1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0.889cm" svg:height="1.016cm" svg:x="15.481cm" svg:y="20.08cm">
          <text:p text:style-name="P1">1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89cm" svg:height="1.016cm" svg:x="16.624cm" svg:y="24.3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889cm" svg:height="1.016cm" svg:x="16.624cm" svg:y="24.38cm">
          <text:p text:style-name="P1">1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889cm" svg:height="1.016cm" svg:x="17.894cm" svg:y="22.48cm">
          <text:p text:style-name="P1">14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89cm" svg:height="1.016cm" svg:x="19.037cm" svg:y="24.3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889cm" svg:height="1.016cm" svg:x="19.037cm" svg:y="24.38cm">
          <text:p text:style-name="P1">1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8" draw:layer="layout" svg:x1="1cm" svg:y1="23.86cm" svg:x2="20.59cm" svg:y2="23.86cm">
          <text:p/>
        </draw:line>
        <draw:line draw:style-name="gr11" draw:text-style-name="P8" draw:layer="layout" svg:x1="1cm" svg:y1="21.574cm" svg:x2="20.59cm" svg:y2="21.447cm">
          <text:p/>
        </draw:line>
        <draw:line draw:style-name="gr11" draw:text-style-name="P8" draw:layer="layout" svg:x1="1cm" svg:y1="17.383cm" svg:x2="20.59cm" svg:y2="17.256cm">
          <text:p/>
        </draw:line>
        <draw:line draw:style-name="gr12" draw:text-style-name="P8" draw:layer="layout" svg:x1="1cm" svg:y1="14.462cm" svg:x2="20.59cm" svg:y2="14.335cm">
          <text:p/>
        </draw:line>
        <draw:line draw:style-name="gr12" draw:text-style-name="P8" draw:layer="layout" svg:x1="1cm" svg:y1="26.273cm" svg:x2="20.59cm" svg:y2="26.146cm">
          <text:p/>
        </draw:line>
        <draw:line draw:style-name="gr12" draw:text-style-name="P8" draw:layer="layout" svg:x1="2.016cm" svg:y1="26.273cm" svg:x2="2.016cm" svg:y2="14.462cm">
          <text:p/>
        </draw:line>
        <draw:custom-shape draw:style-name="gr13" draw:text-style-name="P9" draw:layer="layout" svg:width="1.016cm" svg:height="1.016cm" svg:x="1cm" svg:y="24.495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9" draw:layer="layout" svg:width="1.016cm" svg:height="1.016cm" svg:x="1cm" svg:y="22.082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9" draw:layer="layout" svg:width="1.016cm" svg:height="1.016cm" svg:x="1cm" svg:y="19.288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9" draw:layer="layout" svg:width="1.016cm" svg:height="1.016cm" svg:x="1cm" svg:y="15.351cm">
          <text:p text:style-name="P1">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10" draw:layer="layout" svg:x1="1cm" svg:y1="14.462cm" svg:x2="1cm" svg:y2="26.273cm">
          <text:p/>
        </draw:line>
        <draw:line draw:style-name="gr14" draw:text-style-name="P10" draw:layer="layout" svg:x1="20.59cm" svg:y1="14.335cm" svg:x2="20.59cm" svg:y2="26.146cm">
          <text:p/>
        </draw:line>
        <draw:line draw:style-name="gr15" draw:text-style-name="P11" draw:layer="layout" svg:x1="3.667cm" svg:y1="23.352cm" svg:x2="2.905cm" svg:y2="24.495cm">
          <text:p/>
        </draw:line>
        <draw:line draw:style-name="gr16" draw:text-style-name="P10" draw:layer="layout" svg:x1="8.366cm" svg:y1="23.352cm" svg:x2="7.604cm" svg:y2="24.495cm">
          <text:p/>
        </draw:line>
        <draw:line draw:style-name="gr16" draw:text-style-name="P10" draw:layer="layout" svg:x1="13.192cm" svg:y1="23.352cm" svg:x2="12.43cm" svg:y2="24.495cm">
          <text:p/>
        </draw:line>
        <draw:line draw:style-name="gr16" draw:text-style-name="P10" draw:layer="layout" svg:x1="18.018cm" svg:y1="23.225cm" svg:x2="17.256cm" svg:y2="24.368cm">
          <text:p/>
        </draw:line>
        <draw:line draw:style-name="gr14" draw:text-style-name="P10" draw:layer="layout" svg:x1="4.302cm" svg:y1="22.463cm" svg:x2="4.302cm" svg:y2="22.336cm">
          <text:p/>
        </draw:line>
        <draw:line draw:style-name="gr17" draw:text-style-name="P10" draw:layer="layout" svg:x1="4.302cm" svg:y1="22.59cm" svg:x2="5.699cm" svg:y2="20.685cm">
          <text:p/>
        </draw:line>
        <draw:line draw:style-name="gr17" draw:text-style-name="P10" draw:layer="layout" svg:x1="5.191cm" svg:y1="24.368cm" svg:x2="6.08cm" svg:y2="21.193cm">
          <text:p/>
        </draw:line>
        <draw:line draw:style-name="gr17" draw:text-style-name="P10" draw:layer="layout" svg:x1="13.827cm" svg:y1="22.59cm" svg:x2="15.478cm" svg:y2="20.812cm">
          <text:p/>
        </draw:line>
        <draw:line draw:style-name="gr17" draw:text-style-name="P10" draw:layer="layout" svg:x1="14.843cm" svg:y1="24.495cm" svg:x2="15.859cm" svg:y2="21.066cm">
          <text:p/>
        </draw:line>
      </draw:page>
      <draw:page draw:name="page5" draw:style-name="dp1" draw:master-page-name="Default">
        <draw:custom-shape draw:style-name="gr1" draw:text-style-name="P1" draw:layer="layout" svg:width="0.889cm" svg:height="1.016cm" svg:x="2.27cm" svg:y="11.0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889cm" svg:height="1.016cm" svg:x="2.27cm" svg:y="11.044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889cm" svg:height="1.016cm" svg:x="3.578cm" svg:y="9.088cm">
          <text:p text:style-name="P1">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89cm" svg:height="1.016cm" svg:x="4.683cm" svg:y="11.0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889cm" svg:height="1.016cm" svg:x="4.683cm" svg:y="11.044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0.889cm" svg:height="1.016cm" svg:x="5.702cm" svg:y="6.91cm">
          <text:p text:style-name="P1">4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89cm" svg:height="1.016cm" svg:x="7.096cm" svg:y="11.0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889cm" svg:height="1.016cm" svg:x="7.096cm" svg:y="11.044cm">
          <text:p text:style-name="P1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889cm" svg:height="1.016cm" svg:x="8.115cm" svg:y="9.11cm">
          <text:p text:style-name="P1">6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89cm" svg:height="1.016cm" svg:x="9.509cm" svg:y="11.0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889cm" svg:height="1.016cm" svg:x="9.509cm" svg:y="11.044cm">
          <text:p text:style-name="P1">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889cm" svg:height="1.016cm" svg:x="10.401cm" svg:y="2.016cm">
          <text:p text:style-name="P1">8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89cm" svg:height="1.016cm" svg:x="11.798cm" svg:y="11.0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889cm" svg:height="1.016cm" svg:x="11.798cm" svg:y="11.044cm">
          <text:p text:style-name="P1">9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889cm" svg:height="1.016cm" svg:x="13.068cm" svg:y="9.144cm">
          <text:p text:style-name="P1">1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89cm" svg:height="1.016cm" svg:x="14.211cm" svg:y="11.0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889cm" svg:height="1.016cm" svg:x="14.265cm" svg:y="11.088cm">
          <text:p text:style-name="P1">1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0.889cm" svg:height="1.016cm" svg:x="15.481cm" svg:y="6.744cm">
          <text:p text:style-name="P1">1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89cm" svg:height="1.016cm" svg:x="16.624cm" svg:y="11.0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889cm" svg:height="1.016cm" svg:x="16.624cm" svg:y="11.044cm">
          <text:p text:style-name="P1">1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889cm" svg:height="1.016cm" svg:x="17.894cm" svg:y="9.144cm">
          <text:p text:style-name="P1">14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89cm" svg:height="1.016cm" svg:x="19.037cm" svg:y="11.0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889cm" svg:height="1.016cm" svg:x="19.037cm" svg:y="11.044cm">
          <text:p text:style-name="P1">1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89cm" svg:height="1.016cm" svg:x="2.27cm" svg:y="11.0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889cm" svg:height="1.016cm" svg:x="2.27cm" svg:y="11.045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889cm" svg:height="1.016cm" svg:x="3.578cm" svg:y="9.089cm">
          <text:p text:style-name="P1">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89cm" svg:height="1.016cm" svg:x="4.683cm" svg:y="11.0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889cm" svg:height="1.016cm" svg:x="4.683cm" svg:y="11.045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0.889cm" svg:height="1.016cm" svg:x="5.702cm" svg:y="6.911cm">
          <text:p text:style-name="P1">4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89cm" svg:height="1.016cm" svg:x="7.096cm" svg:y="11.0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889cm" svg:height="1.016cm" svg:x="7.096cm" svg:y="11.045cm">
          <text:p text:style-name="P1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889cm" svg:height="1.016cm" svg:x="8.115cm" svg:y="9.111cm">
          <text:p text:style-name="P1">6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89cm" svg:height="1.016cm" svg:x="9.509cm" svg:y="11.0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889cm" svg:height="1.016cm" svg:x="9.509cm" svg:y="11.045cm">
          <text:p text:style-name="P1">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889cm" svg:height="1.016cm" svg:x="10.401cm" svg:y="2.017cm">
          <text:p text:style-name="P1">8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89cm" svg:height="1.016cm" svg:x="11.798cm" svg:y="11.0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889cm" svg:height="1.016cm" svg:x="11.798cm" svg:y="11.045cm">
          <text:p text:style-name="P1">9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889cm" svg:height="1.016cm" svg:x="13.068cm" svg:y="9.145cm">
          <text:p text:style-name="P1">1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89cm" svg:height="1.016cm" svg:x="14.211cm" svg:y="11.0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889cm" svg:height="1.016cm" svg:x="14.265cm" svg:y="11.089cm">
          <text:p text:style-name="P1">1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0.889cm" svg:height="1.016cm" svg:x="15.481cm" svg:y="6.745cm">
          <text:p text:style-name="P1">1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89cm" svg:height="1.016cm" svg:x="16.624cm" svg:y="11.0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889cm" svg:height="1.016cm" svg:x="16.624cm" svg:y="11.045cm">
          <text:p text:style-name="P1">1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889cm" svg:height="1.016cm" svg:x="17.894cm" svg:y="9.145cm">
          <text:p text:style-name="P1">14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89cm" svg:height="1.016cm" svg:x="19.037cm" svg:y="11.0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889cm" svg:height="1.016cm" svg:x="19.037cm" svg:y="11.045cm">
          <text:p text:style-name="P1">1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8" draw:layer="layout" svg:x1="1cm" svg:y1="10.525cm" svg:x2="20.59cm" svg:y2="10.525cm">
          <text:p/>
        </draw:line>
        <draw:line draw:style-name="gr11" draw:text-style-name="P8" draw:layer="layout" svg:x1="1cm" svg:y1="8.239cm" svg:x2="20.59cm" svg:y2="8.112cm">
          <text:p/>
        </draw:line>
        <draw:line draw:style-name="gr11" draw:text-style-name="P8" draw:layer="layout" svg:x1="1cm" svg:y1="4.048cm" svg:x2="20.59cm" svg:y2="3.921cm">
          <text:p/>
        </draw:line>
        <draw:line draw:style-name="gr12" draw:text-style-name="P8" draw:layer="layout" svg:x1="1cm" svg:y1="1.127cm" svg:x2="20.59cm" svg:y2="1cm">
          <text:p/>
        </draw:line>
        <draw:line draw:style-name="gr12" draw:text-style-name="P8" draw:layer="layout" svg:x1="1cm" svg:y1="12.938cm" svg:x2="20.59cm" svg:y2="12.811cm">
          <text:p/>
        </draw:line>
        <draw:line draw:style-name="gr12" draw:text-style-name="P8" draw:layer="layout" svg:x1="2.016cm" svg:y1="12.938cm" svg:x2="2.016cm" svg:y2="1.127cm">
          <text:p/>
        </draw:line>
        <draw:custom-shape draw:style-name="gr13" draw:text-style-name="P9" draw:layer="layout" svg:width="1.016cm" svg:height="1.016cm" svg:x="1cm" svg:y="11.16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9" draw:layer="layout" svg:width="1.016cm" svg:height="1.016cm" svg:x="1cm" svg:y="8.747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9" draw:layer="layout" svg:width="1.016cm" svg:height="1.016cm" svg:x="1cm" svg:y="5.953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9" draw:layer="layout" svg:width="1.016cm" svg:height="1.016cm" svg:x="1cm" svg:y="2.016cm">
          <text:p text:style-name="P1">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10" draw:layer="layout" svg:x1="1cm" svg:y1="1.127cm" svg:x2="1cm" svg:y2="12.938cm">
          <text:p/>
        </draw:line>
        <draw:line draw:style-name="gr14" draw:text-style-name="P10" draw:layer="layout" svg:x1="20.59cm" svg:y1="1cm" svg:x2="20.59cm" svg:y2="12.811cm">
          <text:p/>
        </draw:line>
        <draw:line draw:style-name="gr15" draw:text-style-name="P11" draw:layer="layout" svg:x1="3.667cm" svg:y1="10.017cm" svg:x2="2.905cm" svg:y2="11.16cm">
          <text:p/>
        </draw:line>
        <draw:line draw:style-name="gr16" draw:text-style-name="P10" draw:layer="layout" svg:x1="8.366cm" svg:y1="10.017cm" svg:x2="7.604cm" svg:y2="11.16cm">
          <text:p/>
        </draw:line>
        <draw:line draw:style-name="gr16" draw:text-style-name="P10" draw:layer="layout" svg:x1="13.192cm" svg:y1="10.017cm" svg:x2="12.43cm" svg:y2="11.16cm">
          <text:p/>
        </draw:line>
        <draw:line draw:style-name="gr16" draw:text-style-name="P10" draw:layer="layout" svg:x1="18.018cm" svg:y1="9.89cm" svg:x2="17.256cm" svg:y2="11.033cm">
          <text:p/>
        </draw:line>
        <draw:line draw:style-name="gr14" draw:text-style-name="P10" draw:layer="layout" svg:x1="4.302cm" svg:y1="9.128cm" svg:x2="4.302cm" svg:y2="9.001cm">
          <text:p/>
        </draw:line>
        <draw:line draw:style-name="gr17" draw:text-style-name="P10" draw:layer="layout" svg:x1="4.302cm" svg:y1="9.255cm" svg:x2="5.699cm" svg:y2="7.35cm">
          <text:p/>
        </draw:line>
        <draw:line draw:style-name="gr17" draw:text-style-name="P10" draw:layer="layout" svg:x1="5.191cm" svg:y1="11.033cm" svg:x2="6.08cm" svg:y2="7.858cm">
          <text:p/>
        </draw:line>
        <draw:line draw:style-name="gr17" draw:text-style-name="P10" draw:layer="layout" svg:x1="13.827cm" svg:y1="9.255cm" svg:x2="15.478cm" svg:y2="7.477cm">
          <text:p/>
        </draw:line>
        <draw:line draw:style-name="gr17" draw:text-style-name="P10" draw:layer="layout" svg:x1="14.843cm" svg:y1="11.16cm" svg:x2="15.859cm" svg:y2="7.731cm">
          <text:p/>
        </draw:line>
        <draw:line draw:style-name="gr18" draw:text-style-name="P10" draw:layer="layout" svg:x1="6.461cm" svg:y1="6.969cm" svg:x2="10.525cm" svg:y2="2.778cm">
          <text:p/>
        </draw:line>
        <draw:line draw:style-name="gr19" draw:text-style-name="P10" draw:layer="layout" svg:x1="8.874cm" svg:y1="9.255cm" svg:x2="10.779cm" svg:y2="3.032cm">
          <text:p/>
        </draw:line>
        <draw:line draw:style-name="gr20" draw:text-style-name="P10" draw:layer="layout" svg:x1="10.017cm" svg:y1="11.033cm" svg:x2="10.779cm" svg:y2="3.032cm">
          <text:p/>
        </draw:line>
      </draw:page>
      <draw:page draw:name="page6" draw:style-name="dp1" draw:master-page-name="Default">
        <draw:custom-shape draw:style-name="gr1" draw:text-style-name="P1" draw:layer="layout" svg:width="0.889cm" svg:height="1.016cm" svg:x="2.27cm" svg:y="25.0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889cm" svg:height="1.016cm" svg:x="2.27cm" svg:y="25.046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889cm" svg:height="1.016cm" svg:x="3.578cm" svg:y="23.09cm">
          <text:p text:style-name="P1">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89cm" svg:height="1.016cm" svg:x="4.683cm" svg:y="25.0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889cm" svg:height="1.016cm" svg:x="4.683cm" svg:y="25.046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0.889cm" svg:height="1.016cm" svg:x="5.702cm" svg:y="20.912cm">
          <text:p text:style-name="P1">4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89cm" svg:height="1.016cm" svg:x="7.096cm" svg:y="25.0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889cm" svg:height="1.016cm" svg:x="7.096cm" svg:y="25.046cm">
          <text:p text:style-name="P1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889cm" svg:height="1.016cm" svg:x="8.115cm" svg:y="23.112cm">
          <text:p text:style-name="P1">6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89cm" svg:height="1.016cm" svg:x="9.509cm" svg:y="25.0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889cm" svg:height="1.016cm" svg:x="9.509cm" svg:y="25.046cm">
          <text:p text:style-name="P1">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889cm" svg:height="1.016cm" svg:x="10.401cm" svg:y="16.018cm">
          <text:p text:style-name="P1">8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89cm" svg:height="1.016cm" svg:x="11.798cm" svg:y="25.0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889cm" svg:height="1.016cm" svg:x="11.798cm" svg:y="25.046cm">
          <text:p text:style-name="P1">9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889cm" svg:height="1.016cm" svg:x="13.068cm" svg:y="23.146cm">
          <text:p text:style-name="P1">1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89cm" svg:height="1.016cm" svg:x="14.211cm" svg:y="25.0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889cm" svg:height="1.016cm" svg:x="14.265cm" svg:y="25.09cm">
          <text:p text:style-name="P1">1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0.889cm" svg:height="1.016cm" svg:x="15.481cm" svg:y="20.746cm">
          <text:p text:style-name="P1">1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89cm" svg:height="1.016cm" svg:x="16.624cm" svg:y="25.0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889cm" svg:height="1.016cm" svg:x="16.624cm" svg:y="25.046cm">
          <text:p text:style-name="P1">1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889cm" svg:height="1.016cm" svg:x="17.894cm" svg:y="23.146cm">
          <text:p text:style-name="P1">14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89cm" svg:height="1.016cm" svg:x="19.037cm" svg:y="25.0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889cm" svg:height="1.016cm" svg:x="19.037cm" svg:y="25.046cm">
          <text:p text:style-name="P1">1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89cm" svg:height="1.016cm" svg:x="2.27cm" svg:y="25.0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889cm" svg:height="1.016cm" svg:x="2.27cm" svg:y="25.047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889cm" svg:height="1.016cm" svg:x="3.578cm" svg:y="23.091cm">
          <text:p text:style-name="P1">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89cm" svg:height="1.016cm" svg:x="4.683cm" svg:y="25.0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889cm" svg:height="1.016cm" svg:x="4.683cm" svg:y="25.047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0.889cm" svg:height="1.016cm" svg:x="5.702cm" svg:y="20.913cm">
          <text:p text:style-name="P1">4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89cm" svg:height="1.016cm" svg:x="7.096cm" svg:y="25.0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889cm" svg:height="1.016cm" svg:x="7.096cm" svg:y="25.047cm">
          <text:p text:style-name="P1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889cm" svg:height="1.016cm" svg:x="8.115cm" svg:y="23.113cm">
          <text:p text:style-name="P1">6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89cm" svg:height="1.016cm" svg:x="9.509cm" svg:y="25.0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889cm" svg:height="1.016cm" svg:x="9.509cm" svg:y="25.047cm">
          <text:p text:style-name="P1">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889cm" svg:height="1.016cm" svg:x="10.401cm" svg:y="16.019cm">
          <text:p text:style-name="P1">8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89cm" svg:height="1.016cm" svg:x="11.798cm" svg:y="25.0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889cm" svg:height="1.016cm" svg:x="11.798cm" svg:y="25.047cm">
          <text:p text:style-name="P1">9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889cm" svg:height="1.016cm" svg:x="13.068cm" svg:y="23.147cm">
          <text:p text:style-name="P1">1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89cm" svg:height="1.016cm" svg:x="14.211cm" svg:y="25.0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889cm" svg:height="1.016cm" svg:x="14.265cm" svg:y="25.091cm">
          <text:p text:style-name="P1">1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0.889cm" svg:height="1.016cm" svg:x="15.481cm" svg:y="20.747cm">
          <text:p text:style-name="P1">1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89cm" svg:height="1.016cm" svg:x="16.624cm" svg:y="25.0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889cm" svg:height="1.016cm" svg:x="16.624cm" svg:y="25.047cm">
          <text:p text:style-name="P1">1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889cm" svg:height="1.016cm" svg:x="17.894cm" svg:y="23.147cm">
          <text:p text:style-name="P1">14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89cm" svg:height="1.016cm" svg:x="19.037cm" svg:y="25.0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889cm" svg:height="1.016cm" svg:x="19.037cm" svg:y="25.047cm">
          <text:p text:style-name="P1">1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8" draw:layer="layout" svg:x1="1cm" svg:y1="24.527cm" svg:x2="20.59cm" svg:y2="24.527cm">
          <text:p/>
        </draw:line>
        <draw:line draw:style-name="gr11" draw:text-style-name="P8" draw:layer="layout" svg:x1="1cm" svg:y1="22.241cm" svg:x2="20.59cm" svg:y2="22.114cm">
          <text:p/>
        </draw:line>
        <draw:line draw:style-name="gr11" draw:text-style-name="P8" draw:layer="layout" svg:x1="1cm" svg:y1="18.05cm" svg:x2="20.59cm" svg:y2="17.923cm">
          <text:p/>
        </draw:line>
        <draw:line draw:style-name="gr12" draw:text-style-name="P8" draw:layer="layout" svg:x1="1cm" svg:y1="15.129cm" svg:x2="20.59cm" svg:y2="15.002cm">
          <text:p/>
        </draw:line>
        <draw:line draw:style-name="gr12" draw:text-style-name="P8" draw:layer="layout" svg:x1="1cm" svg:y1="26.94cm" svg:x2="20.59cm" svg:y2="26.813cm">
          <text:p/>
        </draw:line>
        <draw:line draw:style-name="gr12" draw:text-style-name="P8" draw:layer="layout" svg:x1="2.016cm" svg:y1="26.94cm" svg:x2="2.016cm" svg:y2="15.129cm">
          <text:p/>
        </draw:line>
        <draw:custom-shape draw:style-name="gr13" draw:text-style-name="P9" draw:layer="layout" svg:width="1.016cm" svg:height="1.016cm" svg:x="1cm" svg:y="25.162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9" draw:layer="layout" svg:width="1.016cm" svg:height="1.016cm" svg:x="1cm" svg:y="22.749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9" draw:layer="layout" svg:width="1.016cm" svg:height="1.016cm" svg:x="1cm" svg:y="19.955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9" draw:layer="layout" svg:width="1.016cm" svg:height="1.016cm" svg:x="1cm" svg:y="16.018cm">
          <text:p text:style-name="P1">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10" draw:layer="layout" svg:x1="1cm" svg:y1="15.129cm" svg:x2="1cm" svg:y2="26.94cm">
          <text:p/>
        </draw:line>
        <draw:line draw:style-name="gr14" draw:text-style-name="P10" draw:layer="layout" svg:x1="20.59cm" svg:y1="15.002cm" svg:x2="20.59cm" svg:y2="26.813cm">
          <text:p/>
        </draw:line>
        <draw:line draw:style-name="gr15" draw:text-style-name="P11" draw:layer="layout" svg:x1="3.667cm" svg:y1="24.019cm" svg:x2="2.905cm" svg:y2="25.162cm">
          <text:p/>
        </draw:line>
        <draw:line draw:style-name="gr16" draw:text-style-name="P10" draw:layer="layout" svg:x1="8.366cm" svg:y1="24.019cm" svg:x2="7.604cm" svg:y2="25.162cm">
          <text:p/>
        </draw:line>
        <draw:line draw:style-name="gr16" draw:text-style-name="P10" draw:layer="layout" svg:x1="13.192cm" svg:y1="24.019cm" svg:x2="12.43cm" svg:y2="25.162cm">
          <text:p/>
        </draw:line>
        <draw:line draw:style-name="gr16" draw:text-style-name="P10" draw:layer="layout" svg:x1="18.018cm" svg:y1="23.892cm" svg:x2="17.256cm" svg:y2="25.035cm">
          <text:p/>
        </draw:line>
        <draw:line draw:style-name="gr14" draw:text-style-name="P10" draw:layer="layout" svg:x1="4.302cm" svg:y1="23.13cm" svg:x2="4.302cm" svg:y2="23.003cm">
          <text:p/>
        </draw:line>
        <draw:line draw:style-name="gr17" draw:text-style-name="P10" draw:layer="layout" svg:x1="4.302cm" svg:y1="23.257cm" svg:x2="5.699cm" svg:y2="21.352cm">
          <text:p/>
        </draw:line>
        <draw:line draw:style-name="gr17" draw:text-style-name="P10" draw:layer="layout" svg:x1="5.191cm" svg:y1="25.035cm" svg:x2="6.08cm" svg:y2="21.86cm">
          <text:p/>
        </draw:line>
        <draw:line draw:style-name="gr17" draw:text-style-name="P10" draw:layer="layout" svg:x1="13.827cm" svg:y1="23.257cm" svg:x2="15.478cm" svg:y2="21.479cm">
          <text:p/>
        </draw:line>
        <draw:line draw:style-name="gr17" draw:text-style-name="P10" draw:layer="layout" svg:x1="14.843cm" svg:y1="25.162cm" svg:x2="15.859cm" svg:y2="21.733cm">
          <text:p/>
        </draw:line>
        <draw:line draw:style-name="gr18" draw:text-style-name="P10" draw:layer="layout" svg:x1="6.461cm" svg:y1="20.971cm" svg:x2="10.525cm" svg:y2="16.78cm">
          <text:p/>
        </draw:line>
        <draw:line draw:style-name="gr19" draw:text-style-name="P10" draw:layer="layout" svg:x1="8.874cm" svg:y1="23.257cm" svg:x2="10.779cm" svg:y2="17.034cm">
          <text:p/>
        </draw:line>
        <draw:line draw:style-name="gr20" draw:text-style-name="P10" draw:layer="layout" svg:x1="10.017cm" svg:y1="25.035cm" svg:x2="10.779cm" svg:y2="17.034cm">
          <text:p/>
        </draw:line>
        <draw:custom-shape draw:style-name="gr21" draw:text-style-name="P3" draw:layer="layout" svg:width="0.889cm" svg:height="1.016cm" svg:x="2.981cm" svg:y="1.762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0.889cm" svg:height="1.016cm" svg:x="2.981cm" svg:y="3.062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21" draw:text-style-name="P3" draw:layer="layout" svg:width="0.889cm" svg:height="1.016cm" svg:x="3.981cm" svg:y="1.762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0.889cm" svg:height="1.016cm" svg:x="3.981cm" svg:y="3.062cm">
          <text:p text:style-name="P1">8</text:p>
          <draw:enhanced-geometry svg:viewBox="0 0 21600 21600" draw:type="rectangle" draw:enhanced-path="M 0 0 L 21600 0 21600 21600 0 21600 0 0 Z N"/>
        </draw:custom-shape>
        <draw:custom-shape draw:style-name="gr21" draw:text-style-name="P3" draw:layer="layout" svg:width="0.889cm" svg:height="1.016cm" svg:x="5.013cm" svg:y="1.762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0.889cm" svg:height="1.016cm" svg:x="5.013cm" svg:y="3.062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21" draw:text-style-name="P3" draw:layer="layout" svg:width="0.889cm" svg:height="1.016cm" svg:x="6.013cm" svg:y="1.762cm">
          <text:p text:style-name="P1">4</text:p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0.889cm" svg:height="1.016cm" svg:x="6.013cm" svg:y="3.062cm">
          <text:p text:style-name="P1">6</text:p>
          <draw:enhanced-geometry svg:viewBox="0 0 21600 21600" draw:type="rectangle" draw:enhanced-path="M 0 0 L 21600 0 21600 21600 0 21600 0 0 Z N"/>
        </draw:custom-shape>
        <draw:custom-shape draw:style-name="gr21" draw:text-style-name="P3" draw:layer="layout" svg:width="0.889cm" svg:height="1.016cm" svg:x="7.081cm" svg:y="1.762cm">
          <text:p text:style-name="P1">5</text:p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0.889cm" svg:height="1.016cm" svg:x="7.081cm" svg:y="3.062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21" draw:text-style-name="P3" draw:layer="layout" svg:width="0.889cm" svg:height="1.016cm" svg:x="8.081cm" svg:y="1.762cm">
          <text:p text:style-name="P1">6</text:p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0.889cm" svg:height="1.016cm" svg:x="8.081cm" svg:y="3.062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21" draw:text-style-name="P3" draw:layer="layout" svg:width="0.889cm" svg:height="1.016cm" svg:x="9.113cm" svg:y="1.762cm">
          <text:p text:style-name="P1">7</text:p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0.889cm" svg:height="1.016cm" svg:x="9.113cm" svg:y="3.062cm">
          <text:p text:style-name="P1">5</text:p>
          <draw:enhanced-geometry svg:viewBox="0 0 21600 21600" draw:type="rectangle" draw:enhanced-path="M 0 0 L 21600 0 21600 21600 0 21600 0 0 Z N"/>
        </draw:custom-shape>
        <draw:custom-shape draw:style-name="gr21" draw:text-style-name="P3" draw:layer="layout" svg:width="0.889cm" svg:height="1.016cm" svg:x="10.113cm" svg:y="1.762cm">
          <text:p text:style-name="P1">8</text:p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0.889cm" svg:height="1.016cm" svg:x="10.113cm" svg:y="3.062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21" draw:text-style-name="P3" draw:layer="layout" svg:width="0.889cm" svg:height="1.016cm" svg:x="11.181cm" svg:y="1.762cm">
          <text:p text:style-name="P1">9</text:p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0.889cm" svg:height="1.016cm" svg:x="11.181cm" svg:y="3.062cm">
          <text:p text:style-name="P1">9</text:p>
          <draw:enhanced-geometry svg:viewBox="0 0 21600 21600" draw:type="rectangle" draw:enhanced-path="M 0 0 L 21600 0 21600 21600 0 21600 0 0 Z N"/>
        </draw:custom-shape>
        <draw:custom-shape draw:style-name="gr21" draw:text-style-name="P3" draw:layer="layout" svg:width="0.889cm" svg:height="1.016cm" svg:x="12.181cm" svg:y="1.762cm">
          <text:p text:style-name="P1">10</text:p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0.889cm" svg:height="1.016cm" svg:x="12.181cm" svg:y="3.062cm">
          <text:p text:style-name="P1">7</text:p>
          <draw:enhanced-geometry svg:viewBox="0 0 21600 21600" draw:type="rectangle" draw:enhanced-path="M 0 0 L 21600 0 21600 21600 0 21600 0 0 Z N"/>
        </draw:custom-shape>
        <draw:custom-shape draw:style-name="gr21" draw:text-style-name="P3" draw:layer="layout" svg:width="0.889cm" svg:height="1.016cm" svg:x="13.213cm" svg:y="1.762cm">
          <text:p text:style-name="P1">11</text:p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0.889cm" svg:height="1.016cm" svg:x="13.213cm" svg:y="3.062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21" draw:text-style-name="P3" draw:layer="layout" svg:width="0.889cm" svg:height="1.016cm" svg:x="14.213cm" svg:y="1.762cm">
          <text:p text:style-name="P1">12</text:p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0.889cm" svg:height="1.016cm" svg:x="14.213cm" svg:y="3.062cm">
          <text:p text:style-name="P1">8</text:p>
          <draw:enhanced-geometry svg:viewBox="0 0 21600 21600" draw:type="rectangle" draw:enhanced-path="M 0 0 L 21600 0 21600 21600 0 21600 0 0 Z N"/>
        </draw:custom-shape>
        <draw:custom-shape draw:style-name="gr21" draw:text-style-name="P3" draw:layer="layout" svg:width="0.889cm" svg:height="1.016cm" svg:x="15.281cm" svg:y="1.762cm">
          <text:p text:style-name="P1">13</text:p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0.889cm" svg:height="1.016cm" svg:x="15.281cm" svg:y="3.062cm">
          <text:p text:style-name="P1">8</text:p>
          <draw:enhanced-geometry svg:viewBox="0 0 21600 21600" draw:type="rectangle" draw:enhanced-path="M 0 0 L 21600 0 21600 21600 0 21600 0 0 Z N"/>
        </draw:custom-shape>
        <draw:custom-shape draw:style-name="gr21" draw:text-style-name="P3" draw:layer="layout" svg:width="0.889cm" svg:height="1.016cm" svg:x="16.281cm" svg:y="1.762cm">
          <text:p text:style-name="P1">14</text:p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0.889cm" svg:height="1.016cm" svg:x="16.281cm" svg:y="3.062cm">
          <text:p text:style-name="P1">5</text:p>
          <draw:enhanced-geometry svg:viewBox="0 0 21600 21600" draw:type="rectangle" draw:enhanced-path="M 0 0 L 21600 0 21600 21600 0 21600 0 0 Z N"/>
        </draw:custom-shape>
        <draw:custom-shape draw:style-name="gr21" draw:text-style-name="P3" draw:layer="layout" svg:width="0.889cm" svg:height="1.016cm" svg:x="17.313cm" svg:y="1.762cm">
          <text:p text:style-name="P1">15</text:p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0.889cm" svg:height="1.016cm" svg:x="17.313cm" svg:y="3.062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23" draw:text-style-name="P1" draw:layer="layout" svg:width="1.651cm" svg:height="0.762cm" svg:x="1.1cm" svg:y="1.889cm">
          <text:p text:style-name="P1">Index</text:p>
          <draw:enhanced-geometry svg:viewBox="0 0 21600 21600" draw:type="rectangle" draw:enhanced-path="M 0 0 L 21600 0 21600 21600 0 21600 0 0 Z N"/>
        </draw:custom-shape>
        <draw:custom-shape draw:style-name="gr23" draw:text-style-name="P1" draw:layer="layout" svg:width="1.651cm" svg:height="0.762cm" svg:x="1.1cm" svg:y="3.189cm">
          <text:p text:style-name="P1">value</text:p>
          <draw:enhanced-geometry svg:viewBox="0 0 21600 21600" draw:type="rectangle" draw:enhanced-path="M 0 0 L 21600 0 21600 21600 0 21600 0 0 Z N"/>
        </draw:custom-shape>
        <draw:custom-shape draw:style-name="gr24" draw:text-style-name="P2" draw:layer="layout" svg:width="0.889cm" svg:height="1.016cm" svg:x="3.138cm" svg:y="7.687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0.889cm" svg:height="1.016cm" svg:x="4.138cm" svg:y="7.687cm">
          <text:p text:style-name="P1"/>
          <draw:enhanced-geometry svg:viewBox="0 0 21600 21600" draw:type="rectangle" draw:enhanced-path="M 0 0 L 21600 0 21600 21600 0 21600 0 0 Z N"/>
        </draw:custom-shape>
        <draw:custom-shape draw:style-name="gr24" draw:text-style-name="P2" draw:layer="layout" svg:width="0.889cm" svg:height="1.016cm" svg:x="5.17cm" svg:y="7.687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0.889cm" svg:height="1.016cm" svg:x="6.17cm" svg:y="7.687cm">
          <text:p text:style-name="P1"/>
          <draw:enhanced-geometry svg:viewBox="0 0 21600 21600" draw:type="rectangle" draw:enhanced-path="M 0 0 L 21600 0 21600 21600 0 21600 0 0 Z N"/>
        </draw:custom-shape>
        <draw:custom-shape draw:style-name="gr24" draw:text-style-name="P2" draw:layer="layout" svg:width="0.889cm" svg:height="1.016cm" svg:x="7.238cm" svg:y="7.687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0.889cm" svg:height="1.016cm" svg:x="8.238cm" svg:y="7.687cm">
          <text:p text:style-name="P1"/>
          <draw:enhanced-geometry svg:viewBox="0 0 21600 21600" draw:type="rectangle" draw:enhanced-path="M 0 0 L 21600 0 21600 21600 0 21600 0 0 Z N"/>
        </draw:custom-shape>
        <draw:custom-shape draw:style-name="gr24" draw:text-style-name="P2" draw:layer="layout" svg:width="0.889cm" svg:height="1.016cm" svg:x="9.27cm" svg:y="7.687cm">
          <text:p text:style-name="P1">5</text:p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0.889cm" svg:height="1.016cm" svg:x="10.27cm" svg:y="7.687cm">
          <text:p text:style-name="P1"/>
          <draw:enhanced-geometry svg:viewBox="0 0 21600 21600" draw:type="rectangle" draw:enhanced-path="M 0 0 L 21600 0 21600 21600 0 21600 0 0 Z N"/>
        </draw:custom-shape>
        <draw:custom-shape draw:style-name="gr24" draw:text-style-name="P2" draw:layer="layout" svg:width="0.889cm" svg:height="1.016cm" svg:x="11.338cm" svg:y="7.687cm">
          <text:p text:style-name="P1">9</text:p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0.889cm" svg:height="1.016cm" svg:x="12.338cm" svg:y="7.687cm">
          <text:p text:style-name="P1"/>
          <draw:enhanced-geometry svg:viewBox="0 0 21600 21600" draw:type="rectangle" draw:enhanced-path="M 0 0 L 21600 0 21600 21600 0 21600 0 0 Z N"/>
        </draw:custom-shape>
        <draw:custom-shape draw:style-name="gr24" draw:text-style-name="P2" draw:layer="layout" svg:width="0.889cm" svg:height="1.016cm" svg:x="13.37cm" svg:y="7.687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0.889cm" svg:height="1.016cm" svg:x="14.37cm" svg:y="7.687cm">
          <text:p text:style-name="P1"/>
          <draw:enhanced-geometry svg:viewBox="0 0 21600 21600" draw:type="rectangle" draw:enhanced-path="M 0 0 L 21600 0 21600 21600 0 21600 0 0 Z N"/>
        </draw:custom-shape>
        <draw:custom-shape draw:style-name="gr24" draw:text-style-name="P2" draw:layer="layout" svg:width="0.889cm" svg:height="1.016cm" svg:x="15.438cm" svg:y="7.687cm">
          <text:p text:style-name="P1">8</text:p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0.889cm" svg:height="1.016cm" svg:x="16.438cm" svg:y="7.687cm">
          <text:p text:style-name="P1"/>
          <draw:enhanced-geometry svg:viewBox="0 0 21600 21600" draw:type="rectangle" draw:enhanced-path="M 0 0 L 21600 0 21600 21600 0 21600 0 0 Z N"/>
        </draw:custom-shape>
        <draw:custom-shape draw:style-name="gr24" draw:text-style-name="P2" draw:layer="layout" svg:width="0.889cm" svg:height="1.016cm" svg:x="17.47cm" svg:y="7.687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23" draw:text-style-name="P1" draw:layer="layout" svg:width="1.651cm" svg:height="0.762cm" svg:x="1.257cm" svg:y="7.814cm">
          <text:p text:style-name="P1">level1</text:p>
          <draw:enhanced-geometry svg:viewBox="0 0 21600 21600" draw:type="rectangle" draw:enhanced-path="M 0 0 L 21600 0 21600 21600 0 21600 0 0 Z N"/>
        </draw:custom-shape>
        <draw:custom-shape draw:style-name="gr24" draw:text-style-name="P2" draw:layer="layout" svg:width="0.889cm" svg:height="1.016cm" svg:x="3.137cm" svg:y="8.887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21" draw:text-style-name="P3" draw:layer="layout" svg:width="0.889cm" svg:height="1.016cm" svg:x="4.137cm" svg:y="8.887cm">
          <text:p text:style-name="P1">10</text:p>
          <draw:enhanced-geometry svg:viewBox="0 0 21600 21600" draw:type="rectangle" draw:enhanced-path="M 0 0 L 21600 0 21600 21600 0 21600 0 0 Z N"/>
        </draw:custom-shape>
        <draw:custom-shape draw:style-name="gr24" draw:text-style-name="P2" draw:layer="layout" svg:width="0.889cm" svg:height="1.016cm" svg:x="5.169cm" svg:y="8.887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0.889cm" svg:height="1.016cm" svg:x="6.169cm" svg:y="8.887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" draw:layer="layout" svg:width="0.889cm" svg:height="1.016cm" svg:x="7.237cm" svg:y="8.887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21" draw:text-style-name="P3" draw:layer="layout" svg:width="0.889cm" svg:height="1.016cm" svg:x="8.237cm" svg:y="8.887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24" draw:text-style-name="P2" draw:layer="layout" svg:width="0.889cm" svg:height="1.016cm" svg:x="9.269cm" svg:y="8.887cm">
          <text:p text:style-name="P1">5</text:p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0.889cm" svg:height="1.016cm" svg:x="10.269cm" svg:y="8.887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" draw:layer="layout" svg:width="0.889cm" svg:height="1.016cm" svg:x="11.337cm" svg:y="8.887cm">
          <text:p text:style-name="P1">9</text:p>
          <draw:enhanced-geometry svg:viewBox="0 0 21600 21600" draw:type="rectangle" draw:enhanced-path="M 0 0 L 21600 0 21600 21600 0 21600 0 0 Z N"/>
        </draw:custom-shape>
        <draw:custom-shape draw:style-name="gr21" draw:text-style-name="P3" draw:layer="layout" svg:width="0.889cm" svg:height="1.016cm" svg:x="12.337cm" svg:y="8.887cm">
          <text:p text:style-name="P1">16</text:p>
          <draw:enhanced-geometry svg:viewBox="0 0 21600 21600" draw:type="rectangle" draw:enhanced-path="M 0 0 L 21600 0 21600 21600 0 21600 0 0 Z N"/>
        </draw:custom-shape>
        <draw:custom-shape draw:style-name="gr24" draw:text-style-name="P2" draw:layer="layout" svg:width="0.889cm" svg:height="1.016cm" svg:x="13.369cm" svg:y="8.887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0.889cm" svg:height="1.016cm" svg:x="14.369cm" svg:y="8.887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" draw:layer="layout" svg:width="0.889cm" svg:height="1.016cm" svg:x="15.437cm" svg:y="8.887cm">
          <text:p text:style-name="P1">8</text:p>
          <draw:enhanced-geometry svg:viewBox="0 0 21600 21600" draw:type="rectangle" draw:enhanced-path="M 0 0 L 21600 0 21600 21600 0 21600 0 0 Z N"/>
        </draw:custom-shape>
        <draw:custom-shape draw:style-name="gr21" draw:text-style-name="P3" draw:layer="layout" svg:width="0.889cm" svg:height="1.016cm" svg:x="16.437cm" svg:y="8.887cm">
          <text:p text:style-name="P1">13</text:p>
          <draw:enhanced-geometry svg:viewBox="0 0 21600 21600" draw:type="rectangle" draw:enhanced-path="M 0 0 L 21600 0 21600 21600 0 21600 0 0 Z N"/>
        </draw:custom-shape>
        <draw:custom-shape draw:style-name="gr24" draw:text-style-name="P2" draw:layer="layout" svg:width="0.889cm" svg:height="1.016cm" svg:x="17.469cm" svg:y="8.887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23" draw:text-style-name="P1" draw:layer="layout" svg:width="1.651cm" svg:height="0.762cm" svg:x="1.256cm" svg:y="9.014cm">
          <text:p text:style-name="P1">level2</text:p>
          <draw:enhanced-geometry svg:viewBox="0 0 21600 21600" draw:type="rectangle" draw:enhanced-path="M 0 0 L 21600 0 21600 21600 0 21600 0 0 Z N"/>
        </draw:custom-shape>
        <draw:custom-shape draw:style-name="gr24" draw:text-style-name="P2" draw:layer="layout" svg:width="0.889cm" svg:height="1.016cm" svg:x="3.136cm" svg:y="10.087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21" draw:text-style-name="P3" draw:layer="layout" svg:width="0.889cm" svg:height="1.016cm" svg:x="4.136cm" svg:y="10.087cm">
          <text:p text:style-name="P1">10</text:p>
          <draw:enhanced-geometry svg:viewBox="0 0 21600 21600" draw:type="rectangle" draw:enhanced-path="M 0 0 L 21600 0 21600 21600 0 21600 0 0 Z N"/>
        </draw:custom-shape>
        <draw:custom-shape draw:style-name="gr24" draw:text-style-name="P2" draw:layer="layout" svg:width="0.889cm" svg:height="1.016cm" svg:x="5.168cm" svg:y="10.087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25" draw:text-style-name="P12" draw:layer="layout" svg:width="0.889cm" svg:height="1.016cm" svg:x="6.168cm" svg:y="10.087cm">
          <text:p text:style-name="P1">19</text:p>
          <draw:enhanced-geometry svg:viewBox="0 0 21600 21600" draw:type="rectangle" draw:enhanced-path="M 0 0 L 21600 0 21600 21600 0 21600 0 0 Z N"/>
        </draw:custom-shape>
        <draw:custom-shape draw:style-name="gr24" draw:text-style-name="P2" draw:layer="layout" svg:width="0.889cm" svg:height="1.016cm" svg:x="7.236cm" svg:y="10.087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21" draw:text-style-name="P3" draw:layer="layout" svg:width="0.889cm" svg:height="1.016cm" svg:x="8.236cm" svg:y="10.087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24" draw:text-style-name="P2" draw:layer="layout" svg:width="0.889cm" svg:height="1.016cm" svg:x="9.268cm" svg:y="10.087cm">
          <text:p text:style-name="P1">5</text:p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0.889cm" svg:height="1.016cm" svg:x="10.268cm" svg:y="10.087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" draw:layer="layout" svg:width="0.889cm" svg:height="1.016cm" svg:x="11.336cm" svg:y="10.087cm">
          <text:p text:style-name="P1">9</text:p>
          <draw:enhanced-geometry svg:viewBox="0 0 21600 21600" draw:type="rectangle" draw:enhanced-path="M 0 0 L 21600 0 21600 21600 0 21600 0 0 Z N"/>
        </draw:custom-shape>
        <draw:custom-shape draw:style-name="gr21" draw:text-style-name="P3" draw:layer="layout" svg:width="0.889cm" svg:height="1.016cm" svg:x="12.336cm" svg:y="10.087cm">
          <text:p text:style-name="P1">16</text:p>
          <draw:enhanced-geometry svg:viewBox="0 0 21600 21600" draw:type="rectangle" draw:enhanced-path="M 0 0 L 21600 0 21600 21600 0 21600 0 0 Z N"/>
        </draw:custom-shape>
        <draw:custom-shape draw:style-name="gr24" draw:text-style-name="P2" draw:layer="layout" svg:width="0.889cm" svg:height="1.016cm" svg:x="13.368cm" svg:y="10.087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25" draw:text-style-name="P12" draw:layer="layout" svg:width="0.889cm" svg:height="1.016cm" svg:x="14.368cm" svg:y="10.087cm">
          <text:p text:style-name="P1">26</text:p>
          <draw:enhanced-geometry svg:viewBox="0 0 21600 21600" draw:type="rectangle" draw:enhanced-path="M 0 0 L 21600 0 21600 21600 0 21600 0 0 Z N"/>
        </draw:custom-shape>
        <draw:custom-shape draw:style-name="gr24" draw:text-style-name="P2" draw:layer="layout" svg:width="0.889cm" svg:height="1.016cm" svg:x="15.436cm" svg:y="10.087cm">
          <text:p text:style-name="P1">8</text:p>
          <draw:enhanced-geometry svg:viewBox="0 0 21600 21600" draw:type="rectangle" draw:enhanced-path="M 0 0 L 21600 0 21600 21600 0 21600 0 0 Z N"/>
        </draw:custom-shape>
        <draw:custom-shape draw:style-name="gr21" draw:text-style-name="P3" draw:layer="layout" svg:width="0.889cm" svg:height="1.016cm" svg:x="16.436cm" svg:y="10.087cm">
          <text:p text:style-name="P1">13</text:p>
          <draw:enhanced-geometry svg:viewBox="0 0 21600 21600" draw:type="rectangle" draw:enhanced-path="M 0 0 L 21600 0 21600 21600 0 21600 0 0 Z N"/>
        </draw:custom-shape>
        <draw:custom-shape draw:style-name="gr24" draw:text-style-name="P2" draw:layer="layout" svg:width="0.889cm" svg:height="1.016cm" svg:x="17.468cm" svg:y="10.087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23" draw:text-style-name="P1" draw:layer="layout" svg:width="1.651cm" svg:height="0.762cm" svg:x="1.255cm" svg:y="10.214cm">
          <text:p text:style-name="P1">level3</text:p>
          <draw:enhanced-geometry svg:viewBox="0 0 21600 21600" draw:type="rectangle" draw:enhanced-path="M 0 0 L 21600 0 21600 21600 0 21600 0 0 Z N"/>
        </draw:custom-shape>
        <draw:custom-shape draw:style-name="gr24" draw:text-style-name="P2" draw:layer="layout" svg:width="0.889cm" svg:height="1.016cm" svg:x="3.135cm" svg:y="11.287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21" draw:text-style-name="P3" draw:layer="layout" svg:width="0.889cm" svg:height="1.016cm" svg:x="4.135cm" svg:y="11.287cm">
          <text:p text:style-name="P1">10</text:p>
          <draw:enhanced-geometry svg:viewBox="0 0 21600 21600" draw:type="rectangle" draw:enhanced-path="M 0 0 L 21600 0 21600 21600 0 21600 0 0 Z N"/>
        </draw:custom-shape>
        <draw:custom-shape draw:style-name="gr24" draw:text-style-name="P2" draw:layer="layout" svg:width="0.889cm" svg:height="1.016cm" svg:x="5.167cm" svg:y="11.287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25" draw:text-style-name="P12" draw:layer="layout" svg:width="0.889cm" svg:height="1.016cm" svg:x="6.167cm" svg:y="11.287cm">
          <text:p text:style-name="P1">19</text:p>
          <draw:enhanced-geometry svg:viewBox="0 0 21600 21600" draw:type="rectangle" draw:enhanced-path="M 0 0 L 21600 0 21600 21600 0 21600 0 0 Z N"/>
        </draw:custom-shape>
        <draw:custom-shape draw:style-name="gr24" draw:text-style-name="P2" draw:layer="layout" svg:width="0.889cm" svg:height="1.016cm" svg:x="7.235cm" svg:y="11.287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21" draw:text-style-name="P3" draw:layer="layout" svg:width="0.889cm" svg:height="1.016cm" svg:x="8.235cm" svg:y="11.287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24" draw:text-style-name="P2" draw:layer="layout" svg:width="0.889cm" svg:height="1.016cm" svg:x="9.267cm" svg:y="11.287cm">
          <text:p text:style-name="P1">5</text:p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0.889cm" svg:height="1.016cm" svg:x="10.267cm" svg:y="11.287cm">
          <text:p text:style-name="P1">28</text:p>
          <draw:enhanced-geometry svg:viewBox="0 0 21600 21600" draw:type="rectangle" draw:enhanced-path="M 0 0 L 21600 0 21600 21600 0 21600 0 0 Z N"/>
        </draw:custom-shape>
        <draw:custom-shape draw:style-name="gr24" draw:text-style-name="P2" draw:layer="layout" svg:width="0.889cm" svg:height="1.016cm" svg:x="11.335cm" svg:y="11.287cm">
          <text:p text:style-name="P1">9</text:p>
          <draw:enhanced-geometry svg:viewBox="0 0 21600 21600" draw:type="rectangle" draw:enhanced-path="M 0 0 L 21600 0 21600 21600 0 21600 0 0 Z N"/>
        </draw:custom-shape>
        <draw:custom-shape draw:style-name="gr21" draw:text-style-name="P3" draw:layer="layout" svg:width="0.889cm" svg:height="1.016cm" svg:x="12.335cm" svg:y="11.287cm">
          <text:p text:style-name="P1">16</text:p>
          <draw:enhanced-geometry svg:viewBox="0 0 21600 21600" draw:type="rectangle" draw:enhanced-path="M 0 0 L 21600 0 21600 21600 0 21600 0 0 Z N"/>
        </draw:custom-shape>
        <draw:custom-shape draw:style-name="gr24" draw:text-style-name="P2" draw:layer="layout" svg:width="0.889cm" svg:height="1.016cm" svg:x="13.367cm" svg:y="11.287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25" draw:text-style-name="P12" draw:layer="layout" svg:width="0.889cm" svg:height="1.016cm" svg:x="14.367cm" svg:y="11.287cm">
          <text:p text:style-name="P1">26</text:p>
          <draw:enhanced-geometry svg:viewBox="0 0 21600 21600" draw:type="rectangle" draw:enhanced-path="M 0 0 L 21600 0 21600 21600 0 21600 0 0 Z N"/>
        </draw:custom-shape>
        <draw:custom-shape draw:style-name="gr24" draw:text-style-name="P2" draw:layer="layout" svg:width="0.889cm" svg:height="1.016cm" svg:x="15.435cm" svg:y="11.287cm">
          <text:p text:style-name="P1">8</text:p>
          <draw:enhanced-geometry svg:viewBox="0 0 21600 21600" draw:type="rectangle" draw:enhanced-path="M 0 0 L 21600 0 21600 21600 0 21600 0 0 Z N"/>
        </draw:custom-shape>
        <draw:custom-shape draw:style-name="gr21" draw:text-style-name="P3" draw:layer="layout" svg:width="0.889cm" svg:height="1.016cm" svg:x="16.435cm" svg:y="11.287cm">
          <text:p text:style-name="P1">13</text:p>
          <draw:enhanced-geometry svg:viewBox="0 0 21600 21600" draw:type="rectangle" draw:enhanced-path="M 0 0 L 21600 0 21600 21600 0 21600 0 0 Z N"/>
        </draw:custom-shape>
        <draw:custom-shape draw:style-name="gr24" draw:text-style-name="P2" draw:layer="layout" svg:width="0.889cm" svg:height="1.016cm" svg:x="17.467cm" svg:y="11.287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23" draw:text-style-name="P1" draw:layer="layout" svg:width="1.651cm" svg:height="0.762cm" svg:x="1.254cm" svg:y="11.414cm">
          <text:p text:style-name="P1">level4</text:p>
          <draw:enhanced-geometry svg:viewBox="0 0 21600 21600" draw:type="rectangle" draw:enhanced-path="M 0 0 L 21600 0 21600 21600 0 21600 0 0 Z N"/>
        </draw:custom-shape>
        <draw:custom-shape draw:style-name="gr26" draw:text-style-name="P1" draw:layer="layout" svg:width="5.715cm" svg:height="1.27cm" svg:x="6.689cm" svg:y="5.572cm">
          <text:p text:style-name="P1">Precalculated sums</text:p>
          <draw:enhanced-geometry svg:viewBox="0 0 21600 21600" draw:type="rectangle" draw:enhanced-path="M 0 0 L 21600 0 21600 21600 0 21600 0 0 Z N"/>
        </draw:custom-shape>
      </draw:page>
      <draw:page draw:name="page7" draw:style-name="dp1" draw:master-page-name="Default">
        <draw:custom-shape draw:style-name="gr27" draw:text-style-name="P13" draw:layer="layout" svg:width="0.889cm" svg:height="1.016cm" svg:x="3.794cm" svg:y="3.883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28" draw:text-style-name="P14" draw:layer="layout" svg:width="0.889cm" svg:height="1.016cm" svg:x="3.94cm" svg:y="5.699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27" draw:text-style-name="P13" draw:layer="layout" svg:width="0.889cm" svg:height="1.016cm" svg:x="4.794cm" svg:y="3.883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29" draw:text-style-name="P15" draw:layer="layout" svg:width="0.889cm" svg:height="1.016cm" svg:x="4.94cm" svg:y="5.699cm">
          <text:p text:style-name="P1">8</text:p>
          <draw:enhanced-geometry svg:viewBox="0 0 21600 21600" draw:type="rectangle" draw:enhanced-path="M 0 0 L 21600 0 21600 21600 0 21600 0 0 Z N"/>
        </draw:custom-shape>
        <draw:custom-shape draw:style-name="gr27" draw:text-style-name="P13" draw:layer="layout" svg:width="0.889cm" svg:height="1.016cm" svg:x="5.826cm" svg:y="3.883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30" draw:text-style-name="P16" draw:layer="layout" svg:width="0.889cm" svg:height="1.016cm" svg:x="5.972cm" svg:y="5.699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27" draw:text-style-name="P13" draw:layer="layout" svg:width="0.889cm" svg:height="1.016cm" svg:x="6.826cm" svg:y="3.883cm">
          <text:p text:style-name="P1">4</text:p>
          <draw:enhanced-geometry svg:viewBox="0 0 21600 21600" draw:type="rectangle" draw:enhanced-path="M 0 0 L 21600 0 21600 21600 0 21600 0 0 Z N"/>
        </draw:custom-shape>
        <draw:custom-shape draw:style-name="gr31" draw:text-style-name="P17" draw:layer="layout" svg:width="0.889cm" svg:height="1.016cm" svg:x="6.972cm" svg:y="5.699cm">
          <text:p text:style-name="P1">6</text:p>
          <draw:enhanced-geometry svg:viewBox="0 0 21600 21600" draw:type="rectangle" draw:enhanced-path="M 0 0 L 21600 0 21600 21600 0 21600 0 0 Z N"/>
        </draw:custom-shape>
        <draw:custom-shape draw:style-name="gr27" draw:text-style-name="P13" draw:layer="layout" svg:width="0.889cm" svg:height="1.016cm" svg:x="7.894cm" svg:y="3.883cm">
          <text:p text:style-name="P1">5</text:p>
          <draw:enhanced-geometry svg:viewBox="0 0 21600 21600" draw:type="rectangle" draw:enhanced-path="M 0 0 L 21600 0 21600 21600 0 21600 0 0 Z N"/>
        </draw:custom-shape>
        <draw:custom-shape draw:style-name="gr32" draw:text-style-name="P18" draw:layer="layout" svg:width="0.889cm" svg:height="1.016cm" svg:x="8.04cm" svg:y="5.699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27" draw:text-style-name="P13" draw:layer="layout" svg:width="0.889cm" svg:height="1.016cm" svg:x="8.894cm" svg:y="3.883cm">
          <text:p text:style-name="P1">6</text:p>
          <draw:enhanced-geometry svg:viewBox="0 0 21600 21600" draw:type="rectangle" draw:enhanced-path="M 0 0 L 21600 0 21600 21600 0 21600 0 0 Z N"/>
        </draw:custom-shape>
        <draw:custom-shape draw:style-name="gr33" draw:text-style-name="P19" draw:layer="layout" svg:width="0.889cm" svg:height="1.016cm" svg:x="9.04cm" svg:y="5.699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27" draw:text-style-name="P13" draw:layer="layout" svg:width="0.889cm" svg:height="1.016cm" svg:x="9.926cm" svg:y="3.883cm">
          <text:p text:style-name="P1">7</text:p>
          <draw:enhanced-geometry svg:viewBox="0 0 21600 21600" draw:type="rectangle" draw:enhanced-path="M 0 0 L 21600 0 21600 21600 0 21600 0 0 Z N"/>
        </draw:custom-shape>
        <draw:custom-shape draw:style-name="gr34" draw:text-style-name="P20" draw:layer="layout" svg:width="0.889cm" svg:height="1.016cm" svg:x="10.072cm" svg:y="5.699cm">
          <text:p text:style-name="P1">5</text:p>
          <draw:enhanced-geometry svg:viewBox="0 0 21600 21600" draw:type="rectangle" draw:enhanced-path="M 0 0 L 21600 0 21600 21600 0 21600 0 0 Z N"/>
        </draw:custom-shape>
        <draw:custom-shape draw:style-name="gr27" draw:text-style-name="P13" draw:layer="layout" svg:width="0.889cm" svg:height="1.016cm" svg:x="10.926cm" svg:y="3.883cm">
          <text:p text:style-name="P1">8</text:p>
          <draw:enhanced-geometry svg:viewBox="0 0 21600 21600" draw:type="rectangle" draw:enhanced-path="M 0 0 L 21600 0 21600 21600 0 21600 0 0 Z N"/>
        </draw:custom-shape>
        <draw:custom-shape draw:style-name="gr35" draw:text-style-name="P21" draw:layer="layout" svg:width="0.889cm" svg:height="1.016cm" svg:x="11.072cm" svg:y="5.699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27" draw:text-style-name="P13" draw:layer="layout" svg:width="0.889cm" svg:height="1.016cm" svg:x="11.994cm" svg:y="3.883cm">
          <text:p text:style-name="P1">9</text:p>
          <draw:enhanced-geometry svg:viewBox="0 0 21600 21600" draw:type="rectangle" draw:enhanced-path="M 0 0 L 21600 0 21600 21600 0 21600 0 0 Z N"/>
        </draw:custom-shape>
        <draw:custom-shape draw:style-name="gr36" draw:text-style-name="P22" draw:layer="layout" svg:width="0.889cm" svg:height="1.016cm" svg:x="12.14cm" svg:y="5.699cm">
          <text:p text:style-name="P1">9</text:p>
          <draw:enhanced-geometry svg:viewBox="0 0 21600 21600" draw:type="rectangle" draw:enhanced-path="M 0 0 L 21600 0 21600 21600 0 21600 0 0 Z N"/>
        </draw:custom-shape>
        <draw:custom-shape draw:style-name="gr27" draw:text-style-name="P13" draw:layer="layout" svg:width="0.889cm" svg:height="1.016cm" svg:x="12.994cm" svg:y="3.883cm">
          <text:p text:style-name="P1">10</text:p>
          <draw:enhanced-geometry svg:viewBox="0 0 21600 21600" draw:type="rectangle" draw:enhanced-path="M 0 0 L 21600 0 21600 21600 0 21600 0 0 Z N"/>
        </draw:custom-shape>
        <draw:custom-shape draw:style-name="gr37" draw:text-style-name="P23" draw:layer="layout" svg:width="0.889cm" svg:height="1.016cm" svg:x="13.14cm" svg:y="5.699cm">
          <text:p text:style-name="P1">7</text:p>
          <draw:enhanced-geometry svg:viewBox="0 0 21600 21600" draw:type="rectangle" draw:enhanced-path="M 0 0 L 21600 0 21600 21600 0 21600 0 0 Z N"/>
        </draw:custom-shape>
        <draw:custom-shape draw:style-name="gr27" draw:text-style-name="P13" draw:layer="layout" svg:width="0.889cm" svg:height="1.016cm" svg:x="14.026cm" svg:y="3.883cm">
          <text:p text:style-name="P1">11</text:p>
          <draw:enhanced-geometry svg:viewBox="0 0 21600 21600" draw:type="rectangle" draw:enhanced-path="M 0 0 L 21600 0 21600 21600 0 21600 0 0 Z N"/>
        </draw:custom-shape>
        <draw:custom-shape draw:style-name="gr38" draw:text-style-name="P24" draw:layer="layout" svg:width="0.889cm" svg:height="1.016cm" svg:x="14.172cm" svg:y="5.699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27" draw:text-style-name="P13" draw:layer="layout" svg:width="0.889cm" svg:height="1.016cm" svg:x="15.026cm" svg:y="3.883cm">
          <text:p text:style-name="P1">12</text:p>
          <draw:enhanced-geometry svg:viewBox="0 0 21600 21600" draw:type="rectangle" draw:enhanced-path="M 0 0 L 21600 0 21600 21600 0 21600 0 0 Z N"/>
        </draw:custom-shape>
        <draw:custom-shape draw:style-name="gr39" draw:text-style-name="P25" draw:layer="layout" svg:width="0.889cm" svg:height="1.016cm" svg:x="15.172cm" svg:y="5.699cm">
          <text:p text:style-name="P1">8</text:p>
          <draw:enhanced-geometry svg:viewBox="0 0 21600 21600" draw:type="rectangle" draw:enhanced-path="M 0 0 L 21600 0 21600 21600 0 21600 0 0 Z N"/>
        </draw:custom-shape>
        <draw:custom-shape draw:style-name="gr27" draw:text-style-name="P13" draw:layer="layout" svg:width="0.889cm" svg:height="1.016cm" svg:x="16.094cm" svg:y="3.883cm">
          <text:p text:style-name="P1">13</text:p>
          <draw:enhanced-geometry svg:viewBox="0 0 21600 21600" draw:type="rectangle" draw:enhanced-path="M 0 0 L 21600 0 21600 21600 0 21600 0 0 Z N"/>
        </draw:custom-shape>
        <draw:custom-shape draw:style-name="gr40" draw:text-style-name="P26" draw:layer="layout" svg:width="0.889cm" svg:height="1.016cm" svg:x="16.24cm" svg:y="5.699cm">
          <text:p text:style-name="P1">8</text:p>
          <draw:enhanced-geometry svg:viewBox="0 0 21600 21600" draw:type="rectangle" draw:enhanced-path="M 0 0 L 21600 0 21600 21600 0 21600 0 0 Z N"/>
        </draw:custom-shape>
        <draw:custom-shape draw:style-name="gr27" draw:text-style-name="P13" draw:layer="layout" svg:width="0.889cm" svg:height="1.016cm" svg:x="17.094cm" svg:y="3.883cm">
          <text:p text:style-name="P1">14</text:p>
          <draw:enhanced-geometry svg:viewBox="0 0 21600 21600" draw:type="rectangle" draw:enhanced-path="M 0 0 L 21600 0 21600 21600 0 21600 0 0 Z N"/>
        </draw:custom-shape>
        <draw:custom-shape draw:style-name="gr41" draw:text-style-name="P27" draw:layer="layout" svg:width="0.889cm" svg:height="1.016cm" svg:x="17.24cm" svg:y="5.699cm">
          <text:p text:style-name="P1">5</text:p>
          <draw:enhanced-geometry svg:viewBox="0 0 21600 21600" draw:type="rectangle" draw:enhanced-path="M 0 0 L 21600 0 21600 21600 0 21600 0 0 Z N"/>
        </draw:custom-shape>
        <draw:custom-shape draw:style-name="gr27" draw:text-style-name="P13" draw:layer="layout" svg:width="0.889cm" svg:height="1.016cm" svg:x="18.126cm" svg:y="3.883cm">
          <text:p text:style-name="P1">15</text:p>
          <draw:enhanced-geometry svg:viewBox="0 0 21600 21600" draw:type="rectangle" draw:enhanced-path="M 0 0 L 21600 0 21600 21600 0 21600 0 0 Z N"/>
        </draw:custom-shape>
        <draw:custom-shape draw:style-name="gr42" draw:text-style-name="P28" draw:layer="layout" svg:width="0.889cm" svg:height="1.016cm" svg:x="18.272cm" svg:y="5.699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43" draw:text-style-name="P29" draw:layer="layout" svg:width="1.651cm" svg:height="0.762cm" svg:x="1.913cm" svg:y="4.01cm">
          <text:p text:style-name="P1">Index</text:p>
          <draw:enhanced-geometry svg:viewBox="0 0 21600 21600" draw:type="rectangle" draw:enhanced-path="M 0 0 L 21600 0 21600 21600 0 21600 0 0 Z N"/>
        </draw:custom-shape>
        <draw:custom-shape draw:style-name="gr43" draw:text-style-name="P29" draw:layer="layout" svg:width="1.651cm" svg:height="0.762cm" svg:x="2.059cm" svg:y="5.826cm">
          <text:p text:style-name="P1">value</text:p>
          <draw:enhanced-geometry svg:viewBox="0 0 21600 21600" draw:type="rectangle" draw:enhanced-path="M 0 0 L 21600 0 21600 21600 0 21600 0 0 Z N"/>
        </draw:custom-shape>
        <draw:custom-shape draw:style-name="gr44" draw:text-style-name="P30" draw:layer="layout" svg:width="0.889cm" svg:height="1.016cm" svg:x="3.94cm" svg:y="7.35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45" draw:text-style-name="P31" draw:layer="layout" svg:width="0.889cm" svg:height="1.016cm" svg:x="4.94cm" svg:y="7.35cm">
          <text:p text:style-name="P1">10</text:p>
          <draw:enhanced-geometry svg:viewBox="0 0 21600 21600" draw:type="rectangle" draw:enhanced-path="M 0 0 L 21600 0 21600 21600 0 21600 0 0 Z N"/>
        </draw:custom-shape>
        <draw:custom-shape draw:style-name="gr46" draw:text-style-name="P32" draw:layer="layout" svg:width="0.889cm" svg:height="1.016cm" svg:x="5.972cm" svg:y="7.35cm">
          <text:p text:style-name="P1">13</text:p>
          <draw:enhanced-geometry svg:viewBox="0 0 21600 21600" draw:type="rectangle" draw:enhanced-path="M 0 0 L 21600 0 21600 21600 0 21600 0 0 Z N"/>
        </draw:custom-shape>
        <draw:custom-shape draw:style-name="gr47" draw:text-style-name="P33" draw:layer="layout" svg:width="0.889cm" svg:height="1.016cm" svg:x="6.972cm" svg:y="7.35cm">
          <text:p text:style-name="P1">19</text:p>
          <draw:enhanced-geometry svg:viewBox="0 0 21600 21600" draw:type="rectangle" draw:enhanced-path="M 0 0 L 21600 0 21600 21600 0 21600 0 0 Z N"/>
        </draw:custom-shape>
        <draw:custom-shape draw:style-name="gr48" draw:text-style-name="P34" draw:layer="layout" svg:width="0.889cm" svg:height="1.016cm" svg:x="8.04cm" svg:y="7.35cm">
          <text:p text:style-name="P1">20</text:p>
          <draw:enhanced-geometry svg:viewBox="0 0 21600 21600" draw:type="rectangle" draw:enhanced-path="M 0 0 L 21600 0 21600 21600 0 21600 0 0 Z N"/>
        </draw:custom-shape>
        <draw:custom-shape draw:style-name="gr49" draw:text-style-name="P35" draw:layer="layout" svg:width="0.889cm" svg:height="1.016cm" svg:x="9.04cm" svg:y="7.35cm">
          <text:p text:style-name="P1">22</text:p>
          <draw:enhanced-geometry svg:viewBox="0 0 21600 21600" draw:type="rectangle" draw:enhanced-path="M 0 0 L 21600 0 21600 21600 0 21600 0 0 Z N"/>
        </draw:custom-shape>
        <draw:custom-shape draw:style-name="gr50" draw:text-style-name="P36" draw:layer="layout" svg:width="0.889cm" svg:height="1.016cm" svg:x="10.072cm" svg:y="7.35cm">
          <text:p text:style-name="P1">27</text:p>
          <draw:enhanced-geometry svg:viewBox="0 0 21600 21600" draw:type="rectangle" draw:enhanced-path="M 0 0 L 21600 0 21600 21600 0 21600 0 0 Z N"/>
        </draw:custom-shape>
        <draw:custom-shape draw:style-name="gr51" draw:text-style-name="P37" draw:layer="layout" svg:width="0.889cm" svg:height="1.016cm" svg:x="11.072cm" svg:y="7.35cm">
          <text:p text:style-name="P1">28</text:p>
          <draw:enhanced-geometry svg:viewBox="0 0 21600 21600" draw:type="rectangle" draw:enhanced-path="M 0 0 L 21600 0 21600 21600 0 21600 0 0 Z N"/>
        </draw:custom-shape>
        <draw:custom-shape draw:style-name="gr52" draw:text-style-name="P38" draw:layer="layout" svg:width="0.889cm" svg:height="1.016cm" svg:x="12.14cm" svg:y="7.35cm">
          <text:p text:style-name="P1">37</text:p>
          <draw:enhanced-geometry svg:viewBox="0 0 21600 21600" draw:type="rectangle" draw:enhanced-path="M 0 0 L 21600 0 21600 21600 0 21600 0 0 Z N"/>
        </draw:custom-shape>
        <draw:custom-shape draw:style-name="gr53" draw:text-style-name="P39" draw:layer="layout" svg:width="0.889cm" svg:height="1.016cm" svg:x="13.14cm" svg:y="7.35cm">
          <text:p text:style-name="P1">44</text:p>
          <draw:enhanced-geometry svg:viewBox="0 0 21600 21600" draw:type="rectangle" draw:enhanced-path="M 0 0 L 21600 0 21600 21600 0 21600 0 0 Z N"/>
        </draw:custom-shape>
        <draw:custom-shape draw:style-name="gr54" draw:text-style-name="P40" draw:layer="layout" svg:width="0.889cm" svg:height="1.016cm" svg:x="14.172cm" svg:y="7.35cm">
          <text:p text:style-name="P1">46</text:p>
          <draw:enhanced-geometry svg:viewBox="0 0 21600 21600" draw:type="rectangle" draw:enhanced-path="M 0 0 L 21600 0 21600 21600 0 21600 0 0 Z N"/>
        </draw:custom-shape>
        <draw:custom-shape draw:style-name="gr55" draw:text-style-name="P41" draw:layer="layout" svg:width="0.889cm" svg:height="1.016cm" svg:x="15.172cm" svg:y="7.35cm">
          <text:p text:style-name="P1">54</text:p>
          <draw:enhanced-geometry svg:viewBox="0 0 21600 21600" draw:type="rectangle" draw:enhanced-path="M 0 0 L 21600 0 21600 21600 0 21600 0 0 Z N"/>
        </draw:custom-shape>
        <draw:custom-shape draw:style-name="gr56" draw:text-style-name="P42" draw:layer="layout" svg:width="0.889cm" svg:height="1.016cm" svg:x="16.24cm" svg:y="7.35cm">
          <text:p text:style-name="P1">62</text:p>
          <draw:enhanced-geometry svg:viewBox="0 0 21600 21600" draw:type="rectangle" draw:enhanced-path="M 0 0 L 21600 0 21600 21600 0 21600 0 0 Z N"/>
        </draw:custom-shape>
        <draw:custom-shape draw:style-name="gr57" draw:text-style-name="P43" draw:layer="layout" svg:width="0.889cm" svg:height="1.016cm" svg:x="17.24cm" svg:y="7.35cm">
          <text:p text:style-name="P1">67</text:p>
          <draw:enhanced-geometry svg:viewBox="0 0 21600 21600" draw:type="rectangle" draw:enhanced-path="M 0 0 L 21600 0 21600 21600 0 21600 0 0 Z N"/>
        </draw:custom-shape>
        <draw:custom-shape draw:style-name="gr58" draw:text-style-name="P44" draw:layer="layout" svg:width="0.889cm" svg:height="1.016cm" svg:x="18.272cm" svg:y="7.35cm">
          <text:p text:style-name="P1">68</text:p>
          <draw:enhanced-geometry svg:viewBox="0 0 21600 21600" draw:type="rectangle" draw:enhanced-path="M 0 0 L 21600 0 21600 21600 0 21600 0 0 Z N"/>
        </draw:custom-shape>
        <draw:custom-shape draw:style-name="gr43" draw:text-style-name="P29" draw:layer="layout" svg:width="1.651cm" svg:height="0.762cm" svg:x="2.059cm" svg:y="7.477cm">
          <text:p text:style-name="P1">Sums</text:p>
          <draw:enhanced-geometry svg:viewBox="0 0 21600 21600" draw:type="rectangle" draw:enhanced-path="M 0 0 L 21600 0 21600 21600 0 21600 0 0 Z N"/>
        </draw:custom-shape>
        <draw:custom-shape draw:style-name="gr24" draw:text-style-name="P2" draw:layer="layout" svg:width="0.889cm" svg:height="1.016cm" svg:x="12.14cm" svg:y="10.55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24" draw:text-style-name="P2" draw:layer="layout" svg:width="0.889cm" svg:height="1.016cm" svg:x="13.14cm" svg:y="10.55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24" draw:text-style-name="P2" draw:layer="layout" svg:width="0.889cm" svg:height="1.016cm" svg:x="14.172cm" svg:y="10.55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24" draw:text-style-name="P2" draw:layer="layout" svg:width="0.889cm" svg:height="1.016cm" svg:x="15.172cm" svg:y="10.55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24" draw:text-style-name="P2" draw:layer="layout" svg:width="0.889cm" svg:height="1.016cm" svg:x="16.24cm" svg:y="10.55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59" draw:text-style-name="P45" draw:layer="layout" svg:width="0.889cm" svg:height="1.016cm" svg:x="17.24cm" svg:y="10.55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24" draw:text-style-name="P2" draw:layer="layout" svg:width="0.889cm" svg:height="1.016cm" svg:x="18.272cm" svg:y="10.55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60" draw:text-style-name="P46" draw:layer="layout" svg:width="1.651cm" svg:height="1.397cm" svg:x="14.489cm" svg:y="8.62cm">
          <text:p text:style-name="P1">+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61" draw:text-style-name="P8" draw:layer="layout" svg:x1="12.557cm" svg:y1="8.366cm" svg:x2="12.557cm" svg:y2="10.525cm">
          <text:p/>
        </draw:line>
        <draw:line draw:style-name="gr61" draw:text-style-name="P8" draw:layer="layout" svg:x1="13.573cm" svg:y1="8.339cm" svg:x2="13.573cm" svg:y2="10.498cm">
          <text:p/>
        </draw:line>
        <draw:line draw:style-name="gr61" draw:text-style-name="P8" draw:layer="layout" svg:x1="14.657cm" svg:y1="8.367cm" svg:x2="14.657cm" svg:y2="10.526cm">
          <text:p/>
        </draw:line>
        <draw:line draw:style-name="gr61" draw:text-style-name="P8" draw:layer="layout" svg:x1="15.657cm" svg:y1="8.367cm" svg:x2="15.657cm" svg:y2="10.526cm">
          <text:p/>
        </draw:line>
        <draw:line draw:style-name="gr61" draw:text-style-name="P8" draw:layer="layout" svg:x1="16.657cm" svg:y1="8.367cm" svg:x2="16.657cm" svg:y2="10.526cm">
          <text:p/>
        </draw:line>
        <draw:line draw:style-name="gr61" draw:text-style-name="P8" draw:layer="layout" svg:x1="17.657cm" svg:y1="8.367cm" svg:x2="17.657cm" svg:y2="10.526cm">
          <text:p/>
        </draw:line>
        <draw:line draw:style-name="gr61" draw:text-style-name="P8" draw:layer="layout" svg:x1="18.657cm" svg:y1="8.367cm" svg:x2="18.657cm" svg:y2="10.526cm">
          <text:p/>
        </draw:line>
        <draw:custom-shape draw:style-name="gr44" draw:text-style-name="P30" draw:layer="layout" svg:width="0.889cm" svg:height="1.016cm" svg:x="3.939cm" svg:y="12.85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45" draw:text-style-name="P31" draw:layer="layout" svg:width="0.889cm" svg:height="1.016cm" svg:x="4.939cm" svg:y="12.85cm">
          <text:p text:style-name="P1">10</text:p>
          <draw:enhanced-geometry svg:viewBox="0 0 21600 21600" draw:type="rectangle" draw:enhanced-path="M 0 0 L 21600 0 21600 21600 0 21600 0 0 Z N"/>
        </draw:custom-shape>
        <draw:custom-shape draw:style-name="gr46" draw:text-style-name="P32" draw:layer="layout" svg:width="0.889cm" svg:height="1.016cm" svg:x="5.971cm" svg:y="12.85cm">
          <text:p text:style-name="P1">13</text:p>
          <draw:enhanced-geometry svg:viewBox="0 0 21600 21600" draw:type="rectangle" draw:enhanced-path="M 0 0 L 21600 0 21600 21600 0 21600 0 0 Z N"/>
        </draw:custom-shape>
        <draw:custom-shape draw:style-name="gr47" draw:text-style-name="P33" draw:layer="layout" svg:width="0.889cm" svg:height="1.016cm" svg:x="6.971cm" svg:y="12.85cm">
          <text:p text:style-name="P1">19</text:p>
          <draw:enhanced-geometry svg:viewBox="0 0 21600 21600" draw:type="rectangle" draw:enhanced-path="M 0 0 L 21600 0 21600 21600 0 21600 0 0 Z N"/>
        </draw:custom-shape>
        <draw:custom-shape draw:style-name="gr48" draw:text-style-name="P34" draw:layer="layout" svg:width="0.889cm" svg:height="1.016cm" svg:x="8.039cm" svg:y="12.85cm">
          <text:p text:style-name="P1">20</text:p>
          <draw:enhanced-geometry svg:viewBox="0 0 21600 21600" draw:type="rectangle" draw:enhanced-path="M 0 0 L 21600 0 21600 21600 0 21600 0 0 Z N"/>
        </draw:custom-shape>
        <draw:custom-shape draw:style-name="gr49" draw:text-style-name="P35" draw:layer="layout" svg:width="0.889cm" svg:height="1.016cm" svg:x="9.039cm" svg:y="12.85cm">
          <text:p text:style-name="P1">22</text:p>
          <draw:enhanced-geometry svg:viewBox="0 0 21600 21600" draw:type="rectangle" draw:enhanced-path="M 0 0 L 21600 0 21600 21600 0 21600 0 0 Z N"/>
        </draw:custom-shape>
        <draw:custom-shape draw:style-name="gr50" draw:text-style-name="P36" draw:layer="layout" svg:width="0.889cm" svg:height="1.016cm" svg:x="10.071cm" svg:y="12.85cm">
          <text:p text:style-name="P1">27</text:p>
          <draw:enhanced-geometry svg:viewBox="0 0 21600 21600" draw:type="rectangle" draw:enhanced-path="M 0 0 L 21600 0 21600 21600 0 21600 0 0 Z N"/>
        </draw:custom-shape>
        <draw:custom-shape draw:style-name="gr51" draw:text-style-name="P37" draw:layer="layout" svg:width="0.889cm" svg:height="1.016cm" svg:x="11.071cm" svg:y="12.85cm">
          <text:p text:style-name="P1">28</text:p>
          <draw:enhanced-geometry svg:viewBox="0 0 21600 21600" draw:type="rectangle" draw:enhanced-path="M 0 0 L 21600 0 21600 21600 0 21600 0 0 Z N"/>
        </draw:custom-shape>
        <draw:custom-shape draw:style-name="gr62" draw:text-style-name="P47" draw:layer="layout" svg:width="0.889cm" svg:height="1.016cm" svg:x="12.139cm" svg:y="12.85cm">
          <text:p text:style-name="P1">39</text:p>
          <draw:enhanced-geometry svg:viewBox="0 0 21600 21600" draw:type="rectangle" draw:enhanced-path="M 0 0 L 21600 0 21600 21600 0 21600 0 0 Z N"/>
        </draw:custom-shape>
        <draw:custom-shape draw:style-name="gr62" draw:text-style-name="P47" draw:layer="layout" svg:width="0.889cm" svg:height="1.016cm" svg:x="13.139cm" svg:y="12.85cm">
          <text:p text:style-name="P1">46</text:p>
          <draw:enhanced-geometry svg:viewBox="0 0 21600 21600" draw:type="rectangle" draw:enhanced-path="M 0 0 L 21600 0 21600 21600 0 21600 0 0 Z N"/>
        </draw:custom-shape>
        <draw:custom-shape draw:style-name="gr62" draw:text-style-name="P47" draw:layer="layout" svg:width="0.889cm" svg:height="1.016cm" svg:x="14.171cm" svg:y="12.85cm">
          <text:p text:style-name="P1">48</text:p>
          <draw:enhanced-geometry svg:viewBox="0 0 21600 21600" draw:type="rectangle" draw:enhanced-path="M 0 0 L 21600 0 21600 21600 0 21600 0 0 Z N"/>
        </draw:custom-shape>
        <draw:custom-shape draw:style-name="gr62" draw:text-style-name="P47" draw:layer="layout" svg:width="0.889cm" svg:height="1.016cm" svg:x="15.171cm" svg:y="12.85cm">
          <text:p text:style-name="P1">56</text:p>
          <draw:enhanced-geometry svg:viewBox="0 0 21600 21600" draw:type="rectangle" draw:enhanced-path="M 0 0 L 21600 0 21600 21600 0 21600 0 0 Z N"/>
        </draw:custom-shape>
        <draw:custom-shape draw:style-name="gr62" draw:text-style-name="P47" draw:layer="layout" svg:width="0.889cm" svg:height="1.016cm" svg:x="16.239cm" svg:y="12.85cm">
          <text:p text:style-name="P1">64</text:p>
          <draw:enhanced-geometry svg:viewBox="0 0 21600 21600" draw:type="rectangle" draw:enhanced-path="M 0 0 L 21600 0 21600 21600 0 21600 0 0 Z N"/>
        </draw:custom-shape>
        <draw:custom-shape draw:style-name="gr63" draw:text-style-name="P47" draw:layer="layout" svg:width="0.889cm" svg:height="0.977cm" svg:x="17.239cm" svg:y="12.85cm">
          <text:p text:style-name="P1">69</text:p>
          <draw:enhanced-geometry svg:viewBox="0 0 21600 21600" draw:type="rectangle" draw:enhanced-path="M 0 0 L 21600 0 21600 21600 0 21600 0 0 Z N"/>
        </draw:custom-shape>
        <draw:custom-shape draw:style-name="gr64" draw:text-style-name="P48" draw:layer="layout" svg:width="0.889cm" svg:height="1.016cm" svg:x="18.271cm" svg:y="12.85cm">
          <text:p text:style-name="P1">70</text:p>
          <draw:enhanced-geometry svg:viewBox="0 0 21600 21600" draw:type="rectangle" draw:enhanced-path="M 0 0 L 21600 0 21600 21600 0 21600 0 0 Z N"/>
        </draw:custom-shape>
        <draw:custom-shape draw:style-name="gr43" draw:text-style-name="P29" draw:layer="layout" svg:width="1.651cm" svg:height="0.762cm" svg:x="2.058cm" svg:y="12.977cm">
          <text:p text:style-name="P1">Sums</text:p>
          <draw:enhanced-geometry svg:viewBox="0 0 21600 21600" draw:type="rectangle" draw:enhanced-path="M 0 0 L 21600 0 21600 21600 0 21600 0 0 Z N"/>
        </draw:custom-shape>
      </draw:page>
      <draw:page draw:name="page8" draw:style-name="dp1" draw:master-page-name="Default">
        <draw:custom-shape draw:style-name="gr65" draw:text-style-name="P49" draw:layer="layout" svg:width="18.315cm" svg:height="2.667cm" svg:x="1.5cm" svg:y="13.31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6" draw:text-style-name="P50" draw:layer="layout" svg:width="18.342cm" svg:height="2.54cm" svg:x="1.2cm" svg:y="6.334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51" draw:layer="layout" svg:width="18.469cm" svg:height="2.667cm" svg:x="1.2cm" svg:y="9.25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89cm" svg:height="1.016cm" svg:x="1.251cm" svg:y="1.7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89cm" svg:height="1.016cm" svg:x="2.521cm" svg:y="1.7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889cm" svg:height="1.016cm" svg:x="1.251cm" svg:y="1.763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889cm" svg:height="1.016cm" svg:x="2.521cm" svg:y="1.763cm">
          <text:p text:style-name="P1">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89cm" svg:height="1.016cm" svg:x="3.664cm" svg:y="1.7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89cm" svg:height="1.016cm" svg:x="4.934cm" svg:y="1.7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889cm" svg:height="1.016cm" svg:x="3.664cm" svg:y="1.763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889cm" svg:height="1.016cm" svg:x="4.934cm" svg:y="1.763cm">
          <text:p text:style-name="P1">4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89cm" svg:height="1.016cm" svg:x="6.077cm" svg:y="1.7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89cm" svg:height="1.016cm" svg:x="7.347cm" svg:y="1.7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889cm" svg:height="1.016cm" svg:x="6.077cm" svg:y="1.763cm">
          <text:p text:style-name="P1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889cm" svg:height="1.016cm" svg:x="7.347cm" svg:y="1.763cm">
          <text:p text:style-name="P1">6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89cm" svg:height="1.016cm" svg:x="8.49cm" svg:y="1.7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89cm" svg:height="1.016cm" svg:x="9.76cm" svg:y="1.7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889cm" svg:height="1.016cm" svg:x="8.49cm" svg:y="1.763cm">
          <text:p text:style-name="P1">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889cm" svg:height="1.016cm" svg:x="9.76cm" svg:y="1.763cm">
          <text:p text:style-name="P1">8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89cm" svg:height="1.016cm" svg:x="12.049cm" svg:y="1.7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889cm" svg:height="1.016cm" svg:x="10.906cm" svg:y="1.762cm">
          <text:p text:style-name="P1">9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889cm" svg:height="1.016cm" svg:x="12.049cm" svg:y="1.763cm">
          <text:p text:style-name="P1">1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89cm" svg:height="1.016cm" svg:x="13.192cm" svg:y="1.7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89cm" svg:height="1.016cm" svg:x="14.462cm" svg:y="1.7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889cm" svg:height="1.016cm" svg:x="13.192cm" svg:y="1.763cm">
          <text:p text:style-name="P1">1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889cm" svg:height="1.016cm" svg:x="14.462cm" svg:y="1.763cm">
          <text:p text:style-name="P1">1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89cm" svg:height="1.016cm" svg:x="15.605cm" svg:y="1.7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89cm" svg:height="1.016cm" svg:x="16.875cm" svg:y="1.7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889cm" svg:height="1.016cm" svg:x="15.605cm" svg:y="1.763cm">
          <text:p text:style-name="P1">1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889cm" svg:height="1.016cm" svg:x="16.875cm" svg:y="1.763cm">
          <text:p text:style-name="P1">14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89cm" svg:height="1.016cm" svg:x="18.018cm" svg:y="1.7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889cm" svg:height="1.016cm" svg:x="18.018cm" svg:y="1.763cm">
          <text:p text:style-name="P1">1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8" draw:text-style-name="P53" draw:layer="layout" svg:width="1.016cm" svg:height="0.635cm" svg:x="1.308cm" svg:y="3.167cm">
          <text:p text:style-name="P52">000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8" draw:text-style-name="P53" draw:layer="layout" svg:width="1.016cm" svg:height="0.635cm" svg:x="2.508cm" svg:y="3.167cm">
          <text:p text:style-name="P52">001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8" draw:text-style-name="P53" draw:layer="layout" svg:width="1.016cm" svg:height="0.635cm" svg:x="3.708cm" svg:y="3.167cm">
          <text:p text:style-name="P52">001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8" draw:text-style-name="P53" draw:layer="layout" svg:width="1.016cm" svg:height="0.635cm" svg:x="4.908cm" svg:y="3.167cm">
          <text:p text:style-name="P52">010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8" draw:text-style-name="P53" draw:layer="layout" svg:width="1.016cm" svg:height="0.635cm" svg:x="6.108cm" svg:y="3.167cm">
          <text:p text:style-name="P52">010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8" draw:text-style-name="P53" draw:layer="layout" svg:width="1.016cm" svg:height="0.635cm" svg:x="7.308cm" svg:y="3.167cm">
          <text:p text:style-name="P52">011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8" draw:text-style-name="P53" draw:layer="layout" svg:width="1.016cm" svg:height="0.635cm" svg:x="8.508cm" svg:y="3.167cm">
          <text:p text:style-name="P52">011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8" draw:text-style-name="P53" draw:layer="layout" svg:width="1.016cm" svg:height="0.635cm" svg:x="9.708cm" svg:y="3.167cm">
          <text:p text:style-name="P52">100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8" draw:text-style-name="P53" draw:layer="layout" svg:width="1.016cm" svg:height="0.635cm" svg:x="10.908cm" svg:y="3.167cm">
          <text:p text:style-name="P52">100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8" draw:text-style-name="P53" draw:layer="layout" svg:width="1.016cm" svg:height="0.635cm" svg:x="12.108cm" svg:y="3.167cm">
          <text:p text:style-name="P52">101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8" draw:text-style-name="P53" draw:layer="layout" svg:width="1.016cm" svg:height="0.635cm" svg:x="13.308cm" svg:y="3.167cm">
          <text:p text:style-name="P52">101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8" draw:text-style-name="P53" draw:layer="layout" svg:width="1.016cm" svg:height="0.635cm" svg:x="14.508cm" svg:y="3.167cm">
          <text:p text:style-name="P52">110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8" draw:text-style-name="P53" draw:layer="layout" svg:width="1.016cm" svg:height="0.635cm" svg:x="15.708cm" svg:y="3.167cm">
          <text:p text:style-name="P52">110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8" draw:text-style-name="P53" draw:layer="layout" svg:width="1.016cm" svg:height="0.635cm" svg:x="16.908cm" svg:y="3.167cm">
          <text:p text:style-name="P52">111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8" draw:text-style-name="P53" draw:layer="layout" svg:width="1.016cm" svg:height="0.635cm" svg:x="18.208cm" svg:y="3.167cm">
          <text:p text:style-name="P52">1111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89cm" svg:height="1.016cm" svg:x="1.254cm" svg:y="9.4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889cm" svg:height="1.016cm" svg:x="1.254cm" svg:y="9.494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889cm" svg:height="1.016cm" svg:x="2.41cm" svg:y="6.588cm">
          <text:p text:style-name="P1">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89cm" svg:height="1.016cm" svg:x="3.667cm" svg:y="9.4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889cm" svg:height="1.016cm" svg:x="3.667cm" svg:y="9.494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889cm" svg:height="1.016cm" svg:x="4.937cm" svg:y="6.594cm">
          <text:p text:style-name="P1">4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89cm" svg:height="1.016cm" svg:x="6.08cm" svg:y="9.4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889cm" svg:height="1.016cm" svg:x="6.08cm" svg:y="9.494cm">
          <text:p text:style-name="P1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889cm" svg:height="1.016cm" svg:x="7.389cm" svg:y="6.581cm">
          <text:p text:style-name="P1">6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89cm" svg:height="1.016cm" svg:x="8.493cm" svg:y="9.4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889cm" svg:height="1.016cm" svg:x="8.493cm" svg:y="9.494cm">
          <text:p text:style-name="P1">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889cm" svg:height="1.016cm" svg:x="9.688cm" svg:y="6.588cm">
          <text:p text:style-name="P1">8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889cm" svg:height="1.016cm" svg:x="10.909cm" svg:y="9.493cm">
          <text:p text:style-name="P1">9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889cm" svg:height="1.016cm" svg:x="11.917cm" svg:y="6.581cm">
          <text:p text:style-name="P1">1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89cm" svg:height="1.016cm" svg:x="13.195cm" svg:y="9.4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889cm" svg:height="1.016cm" svg:x="13.195cm" svg:y="9.494cm">
          <text:p text:style-name="P1">1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889cm" svg:height="1.016cm" svg:x="14.289cm" svg:y="6.581cm">
          <text:p text:style-name="P1">1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89cm" svg:height="1.016cm" svg:x="15.608cm" svg:y="9.4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889cm" svg:height="1.016cm" svg:x="15.608cm" svg:y="9.494cm">
          <text:p text:style-name="P1">1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889cm" svg:height="1.016cm" svg:x="16.875cm" svg:y="6.581cm">
          <text:p text:style-name="P1">14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89cm" svg:height="1.016cm" svg:x="18.021cm" svg:y="9.4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889cm" svg:height="1.016cm" svg:x="18.021cm" svg:y="9.494cm">
          <text:p text:style-name="P1">1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53" draw:layer="layout" svg:width="1.016cm" svg:height="0.635cm" svg:x="1.311cm" svg:y="10.898cm">
          <text:p text:style-name="P52">000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9" draw:text-style-name="P53" draw:layer="layout" svg:width="1.016cm" svg:height="0.635cm" svg:x="2.397cm" svg:y="7.992cm">
          <text:p text:style-name="P52">001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9" draw:text-style-name="P53" draw:layer="layout" svg:width="1.016cm" svg:height="0.635cm" svg:x="3.711cm" svg:y="10.898cm">
          <text:p text:style-name="P52">001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9" draw:text-style-name="P53" draw:layer="layout" svg:width="1.016cm" svg:height="0.635cm" svg:x="4.911cm" svg:y="7.998cm">
          <text:p text:style-name="P52">010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9" draw:text-style-name="P53" draw:layer="layout" svg:width="1.016cm" svg:height="0.635cm" svg:x="6.111cm" svg:y="10.898cm">
          <text:p text:style-name="P52">010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9" draw:text-style-name="P53" draw:layer="layout" svg:width="1.016cm" svg:height="0.635cm" svg:x="7.35cm" svg:y="7.985cm">
          <text:p text:style-name="P52">011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9" draw:text-style-name="P53" draw:layer="layout" svg:width="1.016cm" svg:height="0.635cm" svg:x="8.511cm" svg:y="10.898cm">
          <text:p text:style-name="P52">011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9" draw:text-style-name="P53" draw:layer="layout" svg:width="1.016cm" svg:height="0.635cm" svg:x="9.636cm" svg:y="7.992cm">
          <text:p text:style-name="P52">100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9" draw:text-style-name="P53" draw:layer="layout" svg:width="1.016cm" svg:height="0.635cm" svg:x="10.911cm" svg:y="10.898cm">
          <text:p text:style-name="P52">100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9" draw:text-style-name="P53" draw:layer="layout" svg:width="1.016cm" svg:height="0.635cm" svg:x="11.976cm" svg:y="7.985cm">
          <text:p text:style-name="P52">101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9" draw:text-style-name="P53" draw:layer="layout" svg:width="1.016cm" svg:height="0.635cm" svg:x="13.311cm" svg:y="10.898cm">
          <text:p text:style-name="P52">101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9" draw:text-style-name="P53" draw:layer="layout" svg:width="1.016cm" svg:height="0.635cm" svg:x="14.335cm" svg:y="7.985cm">
          <text:p text:style-name="P52">110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9" draw:text-style-name="P53" draw:layer="layout" svg:width="1.016cm" svg:height="0.635cm" svg:x="15.711cm" svg:y="10.898cm">
          <text:p text:style-name="P52">110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9" draw:text-style-name="P53" draw:layer="layout" svg:width="1.016cm" svg:height="0.635cm" svg:x="16.908cm" svg:y="7.985cm">
          <text:p text:style-name="P52">111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9" draw:text-style-name="P53" draw:layer="layout" svg:width="1.016cm" svg:height="0.635cm" svg:x="18.211cm" svg:y="10.898cm">
          <text:p text:style-name="P52">1111</text:p>
          <draw:enhanced-geometry svg:viewBox="0 0 21600 21600" draw:type="rectangle" draw:enhanced-path="M 0 0 L 21600 0 21600 21600 0 21600 0 0 Z N"/>
        </draw:custom-shape>
        <draw:custom-shape draw:style-name="gr66" draw:text-style-name="P50" draw:layer="layout" svg:width="18.342cm" svg:height="2.54cm" svg:x="1.473cm" svg:y="16.24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51" draw:layer="layout" svg:width="18.469cm" svg:height="2.667cm" svg:x="1.473cm" svg:y="19.16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889cm" svg:height="1.016cm" svg:x="1.727cm" svg:y="19.4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889cm" svg:height="1.016cm" svg:x="2.283cm" svg:y="16.494cm">
          <text:p text:style-name="P1">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89cm" svg:height="1.016cm" svg:x="3.54cm" svg:y="19.3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889cm" svg:height="1.016cm" svg:x="3.54cm" svg:y="19.4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54" draw:layer="layout" svg:width="0.889cm" svg:height="1.016cm" svg:x="4.709cm" svg:y="13.573cm">
          <text:p text:style-name="P1">4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89cm" svg:height="1.016cm" svg:x="5.953cm" svg:y="19.3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889cm" svg:height="1.016cm" svg:x="5.953cm" svg:y="19.4cm">
          <text:p text:style-name="P1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889cm" svg:height="1.016cm" svg:x="7.262cm" svg:y="16.487cm">
          <text:p text:style-name="P1">6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89cm" svg:height="1.016cm" svg:x="8.366cm" svg:y="19.3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889cm" svg:height="1.016cm" svg:x="8.366cm" svg:y="19.4cm">
          <text:p text:style-name="P1">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54" draw:layer="layout" svg:width="0.889cm" svg:height="1.016cm" svg:x="9.561cm" svg:y="13.573cm">
          <text:p text:style-name="P1">8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889cm" svg:height="1.016cm" svg:x="10.782cm" svg:y="19.399cm">
          <text:p text:style-name="P1">9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889cm" svg:height="1.016cm" svg:x="11.79cm" svg:y="16.487cm">
          <text:p text:style-name="P1">1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89cm" svg:height="1.016cm" svg:x="13.068cm" svg:y="19.3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889cm" svg:height="1.016cm" svg:x="13.068cm" svg:y="19.4cm">
          <text:p text:style-name="P1">1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54" draw:layer="layout" svg:width="0.889cm" svg:height="1.016cm" svg:x="14.335cm" svg:y="13.566cm">
          <text:p text:style-name="P1">1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89cm" svg:height="1.016cm" svg:x="15.481cm" svg:y="19.3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889cm" svg:height="1.016cm" svg:x="15.481cm" svg:y="19.4cm">
          <text:p text:style-name="P1">1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889cm" svg:height="1.016cm" svg:x="16.748cm" svg:y="16.487cm">
          <text:p text:style-name="P1">14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89cm" svg:height="1.016cm" svg:x="17.894cm" svg:y="19.3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889cm" svg:height="1.016cm" svg:x="17.894cm" svg:y="19.4cm">
          <text:p text:style-name="P1">1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53" draw:layer="layout" svg:width="1.016cm" svg:height="0.635cm" svg:x="1.784cm" svg:y="20.804cm">
          <text:p text:style-name="P52">000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9" draw:text-style-name="P53" draw:layer="layout" svg:width="1.016cm" svg:height="0.635cm" svg:x="2.27cm" svg:y="17.898cm">
          <text:p text:style-name="P52">001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9" draw:text-style-name="P53" draw:layer="layout" svg:width="1.016cm" svg:height="0.635cm" svg:x="3.584cm" svg:y="20.804cm">
          <text:p text:style-name="P52">001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9" draw:text-style-name="P53" draw:layer="layout" svg:width="1.016cm" svg:height="0.635cm" svg:x="4.683cm" svg:y="14.977cm">
          <text:p text:style-name="P52">010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9" draw:text-style-name="P53" draw:layer="layout" svg:width="1.016cm" svg:height="0.635cm" svg:x="5.984cm" svg:y="20.804cm">
          <text:p text:style-name="P52">010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9" draw:text-style-name="P53" draw:layer="layout" svg:width="1.016cm" svg:height="0.635cm" svg:x="7.223cm" svg:y="17.891cm">
          <text:p text:style-name="P52">011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9" draw:text-style-name="P53" draw:layer="layout" svg:width="1.016cm" svg:height="0.635cm" svg:x="8.384cm" svg:y="20.804cm">
          <text:p text:style-name="P52">011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9" draw:text-style-name="P53" draw:layer="layout" svg:width="1.016cm" svg:height="0.635cm" svg:x="9.509cm" svg:y="14.977cm">
          <text:p text:style-name="P52">100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9" draw:text-style-name="P53" draw:layer="layout" svg:width="1.016cm" svg:height="0.635cm" svg:x="10.784cm" svg:y="20.804cm">
          <text:p text:style-name="P52">100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9" draw:text-style-name="P53" draw:layer="layout" svg:width="1.016cm" svg:height="0.635cm" svg:x="11.849cm" svg:y="17.891cm">
          <text:p text:style-name="P52">101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9" draw:text-style-name="P53" draw:layer="layout" svg:width="1.016cm" svg:height="0.635cm" svg:x="13.184cm" svg:y="20.804cm">
          <text:p text:style-name="P52">101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9" draw:text-style-name="P53" draw:layer="layout" svg:width="1.016cm" svg:height="0.635cm" svg:x="14.381cm" svg:y="14.97cm">
          <text:p text:style-name="P52">110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9" draw:text-style-name="P53" draw:layer="layout" svg:width="1.016cm" svg:height="0.635cm" svg:x="15.584cm" svg:y="20.804cm">
          <text:p text:style-name="P52">110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9" draw:text-style-name="P53" draw:layer="layout" svg:width="1.016cm" svg:height="0.635cm" svg:x="16.781cm" svg:y="17.891cm">
          <text:p text:style-name="P52">111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9" draw:text-style-name="P53" draw:layer="layout" svg:width="1.016cm" svg:height="0.635cm" svg:x="18.084cm" svg:y="20.804cm">
          <text:p text:style-name="P52">1111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10" draw:display-name="Gradient 10" draw:style="linear" draw:start-color="#8ae234" draw:end-color="#ffff99" draw:start-intensity="100%" draw:end-intensity="100%" draw:angle="300" draw:border="0%"/>
    <draw:gradient draw:name="Gradient_20_11" draw:display-name="Gradient 11" draw:style="linear" draw:start-color="#8ae234" draw:end-color="#ffff99" draw:start-intensity="100%" draw:end-intensity="100%" draw:angle="300" draw:border="0%"/>
    <draw:gradient draw:name="Gradient_20_12" draw:display-name="Gradient 12" draw:style="linear" draw:start-color="#8ae234" draw:end-color="#ffff99" draw:start-intensity="100%" draw:end-intensity="100%" draw:angle="300" draw:border="0%"/>
    <draw:gradient draw:name="Gradient_20_13" draw:display-name="Gradient 13" draw:style="linear" draw:start-color="#8ae234" draw:end-color="#ffff99" draw:start-intensity="100%" draw:end-intensity="100%" draw:angle="300" draw:border="0%"/>
    <draw:gradient draw:name="Gradient_20_14" draw:display-name="Gradient 14" draw:style="linear" draw:start-color="#8ae234" draw:end-color="#ffff99" draw:start-intensity="100%" draw:end-intensity="100%" draw:angle="300" draw:border="0%"/>
    <draw:gradient draw:name="Gradient_20_15" draw:display-name="Gradient 15" draw:style="linear" draw:start-color="#8ae234" draw:end-color="#ffff99" draw:start-intensity="100%" draw:end-intensity="100%" draw:angle="300" draw:border="0%"/>
    <draw:gradient draw:name="Gradient_20_16" draw:display-name="Gradient 16" draw:style="linear" draw:start-color="#8ae234" draw:end-color="#ffff99" draw:start-intensity="100%" draw:end-intensity="100%" draw:angle="300" draw:border="0%"/>
    <draw:gradient draw:name="Gradient_20_17" draw:display-name="Gradient 17" draw:style="linear" draw:start-color="#8ae234" draw:end-color="#ffff99" draw:start-intensity="100%" draw:end-intensity="100%" draw:angle="300" draw:border="0%"/>
    <draw:gradient draw:name="Gradient_20_18" draw:display-name="Gradient 18" draw:style="linear" draw:start-color="#8ae234" draw:end-color="#ffff99" draw:start-intensity="100%" draw:end-intensity="100%" draw:angle="300" draw:border="0%"/>
    <draw:gradient draw:name="Gradient_20_19" draw:display-name="Gradient 19" draw:style="linear" draw:start-color="#8ae234" draw:end-color="#ffff99" draw:start-intensity="100%" draw:end-intensity="100%" draw:angle="300" draw:border="0%"/>
    <draw:gradient draw:name="Gradient_20_2" draw:display-name="Gradient 2" draw:style="linear" draw:start-color="#8ae234" draw:end-color="#ffff99" draw:start-intensity="100%" draw:end-intensity="100%" draw:angle="300" draw:border="0%"/>
    <draw:gradient draw:name="Gradient_20_20" draw:display-name="Gradient 20" draw:style="linear" draw:start-color="#8ae234" draw:end-color="#ffff99" draw:start-intensity="100%" draw:end-intensity="100%" draw:angle="300" draw:border="0%"/>
    <draw:gradient draw:name="Gradient_20_21" draw:display-name="Gradient 21" draw:style="linear" draw:start-color="#8ae234" draw:end-color="#ffff99" draw:start-intensity="100%" draw:end-intensity="100%" draw:angle="300" draw:border="0%"/>
    <draw:gradient draw:name="Gradient_20_22" draw:display-name="Gradient 22" draw:style="linear" draw:start-color="#8ae234" draw:end-color="#ffff99" draw:start-intensity="100%" draw:end-intensity="100%" draw:angle="300" draw:border="0%"/>
    <draw:gradient draw:name="Gradient_20_23" draw:display-name="Gradient 23" draw:style="linear" draw:start-color="#8ae234" draw:end-color="#ffff99" draw:start-intensity="100%" draw:end-intensity="100%" draw:angle="300" draw:border="0%"/>
    <draw:gradient draw:name="Gradient_20_24" draw:display-name="Gradient 24" draw:style="linear" draw:start-color="#8ae234" draw:end-color="#ffff99" draw:start-intensity="100%" draw:end-intensity="100%" draw:angle="300" draw:border="0%"/>
    <draw:gradient draw:name="Gradient_20_25" draw:display-name="Gradient 25" draw:style="linear" draw:start-color="#8ae234" draw:end-color="#ffff99" draw:start-intensity="100%" draw:end-intensity="100%" draw:angle="300" draw:border="0%"/>
    <draw:gradient draw:name="Gradient_20_26" draw:display-name="Gradient 26" draw:style="linear" draw:start-color="#8ae234" draw:end-color="#ffff99" draw:start-intensity="100%" draw:end-intensity="100%" draw:angle="300" draw:border="0%"/>
    <draw:gradient draw:name="Gradient_20_27" draw:display-name="Gradient 27" draw:style="linear" draw:start-color="#8ae234" draw:end-color="#ffff99" draw:start-intensity="100%" draw:end-intensity="100%" draw:angle="300" draw:border="0%"/>
    <draw:gradient draw:name="Gradient_20_28" draw:display-name="Gradient 28" draw:style="linear" draw:start-color="#8ae234" draw:end-color="#ffff99" draw:start-intensity="100%" draw:end-intensity="100%" draw:angle="300" draw:border="0%"/>
    <draw:gradient draw:name="Gradient_20_29" draw:display-name="Gradient 29" draw:style="linear" draw:start-color="#8ae234" draw:end-color="#ffff99" draw:start-intensity="100%" draw:end-intensity="100%" draw:angle="300" draw:border="0%"/>
    <draw:gradient draw:name="Gradient_20_3" draw:display-name="Gradient 3" draw:style="linear" draw:start-color="#8ae234" draw:end-color="#ffff99" draw:start-intensity="100%" draw:end-intensity="100%" draw:angle="300" draw:border="0%"/>
    <draw:gradient draw:name="Gradient_20_30" draw:display-name="Gradient 30" draw:style="linear" draw:start-color="#8ae234" draw:end-color="#ffff99" draw:start-intensity="100%" draw:end-intensity="100%" draw:angle="300" draw:border="0%"/>
    <draw:gradient draw:name="Gradient_20_31" draw:display-name="Gradient 31" draw:style="linear" draw:start-color="#8ae234" draw:end-color="#ffff99" draw:start-intensity="100%" draw:end-intensity="100%" draw:angle="300" draw:border="0%"/>
    <draw:gradient draw:name="Gradient_20_34" draw:display-name="Gradient 34" draw:style="linear" draw:start-color="#ff8080" draw:end-color="#ffff99" draw:start-intensity="100%" draw:end-intensity="100%" draw:angle="300" draw:border="0%"/>
    <draw:gradient draw:name="Gradient_20_35" draw:display-name="Gradient 35" draw:style="linear" draw:start-color="#ff8080" draw:end-color="#ccff00" draw:start-intensity="100%" draw:end-intensity="100%" draw:angle="300" draw:border="0%"/>
    <draw:gradient draw:name="Gradient_20_4" draw:display-name="Gradient 4" draw:style="linear" draw:start-color="#8ae234" draw:end-color="#ffff99" draw:start-intensity="100%" draw:end-intensity="100%" draw:angle="300" draw:border="0%"/>
    <draw:gradient draw:name="Gradient_20_5" draw:display-name="Gradient 5" draw:style="linear" draw:start-color="#8ae234" draw:end-color="#ffff99" draw:start-intensity="100%" draw:end-intensity="100%" draw:angle="300" draw:border="0%"/>
    <draw:gradient draw:name="Gradient_20_6" draw:display-name="Gradient 6" draw:style="linear" draw:start-color="#8ae234" draw:end-color="#ffff99" draw:start-intensity="100%" draw:end-intensity="100%" draw:angle="300" draw:border="0%"/>
    <draw:gradient draw:name="Gradient_20_7" draw:display-name="Gradient 7" draw:style="linear" draw:start-color="#8ae234" draw:end-color="#ffff99" draw:start-intensity="100%" draw:end-intensity="100%" draw:angle="300" draw:border="0%"/>
    <draw:gradient draw:name="Gradient_20_8" draw:display-name="Gradient 8" draw:style="linear" draw:start-color="#8ae234" draw:end-color="#ffff99" draw:start-intensity="100%" draw:end-intensity="100%" draw:angle="300" draw:border="0%"/>
    <draw:gradient draw:name="Gradient_20_9" draw:display-name="Gradient 9" draw:style="linear" draw:start-color="#8ae234" draw:end-color="#ffff99" draw:start-intensity="100%" draw:end-intensity="100%" draw:angle="300" draw:border="0%"/>
    <draw:gradient draw:name="Tango_20_Green" draw:display-name="Tango Green" draw:style="linear" draw:start-color="#cccccc" draw:end-color="#4e9a06" draw:start-intensity="100%" draw:end-intensity="100%" draw:angle="30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100%" draw:textarea-horizontal-align="justify" fo:padding-top="0.125cm" fo:padding-bottom="0.125cm" fo:padding-left="0.25cm" fo:padding-right="0.25cm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yer4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9-28T18:28:12.537276323</meta:creation-date>
    <dc:date>2020-09-29T18:55:49.190362730</dc:date>
    <meta:editing-duration>PT1H4M13S</meta:editing-duration>
    <meta:editing-cycles>16</meta:editing-cycles>
    <meta:generator>LibreOffice/5.2.2.2$Linux_X86_64 LibreOffice_project/20m0$Build-2</meta:generator>
    <meta:document-statistic meta:object-count="786"/>
  </office:meta>
</office:document-meta>
</file>